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 Pro W3" svg:font-family="?????? Pro W3"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office:font-face-decls>
  <office:automatic-styles>
    <text:list-style style:name="LFO26">
      <text:list-level-style-number text:level="1" style:num-format="1" text:start-value="2">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2" style:num-format="1" text:display-levels="2">
        <style:list-level-properties text:space-before="5.8083in" text:min-label-width="0.25in" text:list-level-position-and-space-mode="label-alignment">
          <style:list-level-label-alignment text:label-followed-by="listtab" fo:margin-left="6.0583in" fo:text-indent="-0.25in"/>
        </style:list-level-properties>
      </text:list-level-style-number>
      <text:list-level-style-number text:level="3" style:num-format="1" text:display-levels="3">
        <style:list-level-properties text:space-before="11.5187in" text:min-label-width="0.5in" text:list-level-position-and-space-mode="label-alignment">
          <style:list-level-label-alignment text:label-followed-by="listtab" fo:margin-left="12.0187in" fo:text-indent="-0.5in"/>
        </style:list-level-properties>
      </text:list-level-style-number>
      <text:list-level-style-number text:level="4" style:num-format="1" text:display-levels="4">
        <style:list-level-properties text:space-before="17.2291in" text:min-label-width="0.5in" text:list-level-position-and-space-mode="label-alignment">
          <style:list-level-label-alignment text:label-followed-by="listtab" fo:margin-left="17.7291in" fo:text-indent="-0.5in"/>
        </style:list-level-properties>
      </text:list-level-style-number>
      <text:list-level-style-number text:level="5" style:num-format="1" text:display-levels="5">
        <style:list-level-properties text:space-before="-22.5715in" text:min-label-width="0.75in" text:list-level-position-and-space-mode="label-alignment">
          <style:list-level-label-alignment text:label-followed-by="listtab" fo:margin-left="-21.8215in" fo:text-indent="-0.75in"/>
        </style:list-level-properties>
      </text:list-level-style-number>
      <text:list-level-style-number text:level="6" style:num-format="1" text:display-levels="6">
        <style:list-level-properties text:space-before="-16.8611in" text:min-label-width="0.75in" text:list-level-position-and-space-mode="label-alignment">
          <style:list-level-label-alignment text:label-followed-by="listtab" fo:margin-left="-16.1111in" fo:text-indent="-0.75in"/>
        </style:list-level-properties>
      </text:list-level-style-number>
      <text:list-level-style-number text:level="7" style:num-format="1" text:display-levels="7">
        <style:list-level-properties text:space-before="-11.1506in" text:min-label-width="1in" text:list-level-position-and-space-mode="label-alignment">
          <style:list-level-label-alignment text:label-followed-by="listtab" fo:margin-left="-10.1506in" fo:text-indent="-1in"/>
        </style:list-level-properties>
      </text:list-level-style-number>
      <text:list-level-style-number text:level="8" style:num-format="1" text:display-levels="8">
        <style:list-level-properties text:space-before="-5.4402in" text:min-label-width="1in" text:list-level-position-and-space-mode="label-alignment">
          <style:list-level-label-alignment text:label-followed-by="listtab" fo:margin-left="-4.4402in" fo:text-indent="-1in"/>
        </style:list-level-properties>
      </text:list-level-style-number>
      <text:list-level-style-number text:level="9" style:num-format="1" text:display-levels="9">
        <style:list-level-properties text:space-before="0.2701in" text:min-label-width="1.25in" text:list-level-position-and-space-mode="label-alignment">
          <style:list-level-label-alignment text:label-followed-by="listtab" fo:margin-left="1.5201in" fo:text-indent="-1.25in"/>
        </style:list-level-properties>
      </text:list-level-style-number>
    </text:list-style>
    <text:list-style style:name="LFO2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style:style style:name="P1" style:parent-style-name="Textbody" style:master-page-name="MP0" style:family="paragraph">
      <style:paragraph-properties fo:break-before="page" fo:text-align="center" style:page-number="2"/>
      <style:text-properties fo:font-weight="bold" style:font-weight-asian="bold" style:font-weight-complex="bold" fo:letter-spacing="-0.0013in" fo:font-size="14pt" style:font-size-asian="14pt" style:font-size-complex="14pt"/>
    </style:style>
    <style:style style:name="P5" style:parent-style-name="Standard" style:family="paragraph">
      <style:paragraph-properties fo:text-align="center"/>
      <style:text-properties fo:font-weight="bold" style:font-weight-asian="bold" style:font-weight-complex="bold" fo:letter-spacing="-0.0013in" fo:font-size="14pt" style:font-size-asian="14pt" style:font-size-complex="14pt"/>
    </style:style>
    <style:style style:name="P6" style:parent-style-name="Textbody" style:family="paragraph">
      <style:paragraph-properties fo:text-align="justify" fo:text-indent="0.4923in"/>
    </style:style>
    <style:style style:name="T7" style:parent-style-name="Основнойшрифтабзаца" style:family="text">
      <style:text-properties fo:font-size="14pt" style:font-size-asian="14pt" style:font-size-complex="14pt"/>
    </style:style>
    <style:style style:name="T8" style:parent-style-name="Основнойшрифтабзаца" style:family="text">
      <style:text-properties fo:font-size="14pt" style:font-size-asian="14pt" style:font-size-complex="14pt"/>
    </style:style>
    <style:style style:name="T9" style:parent-style-name="Основнойшрифтабзаца" style:family="text">
      <style:text-properties fo:font-size="14pt" style:font-size-asian="14pt" style:font-size-complex="14pt"/>
    </style:style>
    <style:style style:name="T10" style:parent-style-name="Основнойшрифтабзаца" style:family="text">
      <style:text-properties fo:font-size="14pt" style:font-size-asian="14pt" style:font-size-complex="14pt" fo:language="en" fo:country="US"/>
    </style:style>
    <style:style style:name="T11" style:parent-style-name="Основнойшрифтабзаца" style:family="text">
      <style:text-properties fo:font-size="14pt" style:font-size-asian="14pt" style:font-size-complex="14pt"/>
    </style:style>
    <style:style style:name="T12" style:parent-style-name="Основнойшрифтабзаца" style:family="text">
      <style:text-properties fo:font-size="14pt" style:font-size-asian="14pt" style:font-size-complex="14pt" fo:language="en" fo:country="US"/>
    </style:style>
    <style:style style:name="T13" style:parent-style-name="Основнойшрифтабзаца" style:family="text">
      <style:text-properties fo:font-size="14pt" style:font-size-asian="14pt" style:font-size-complex="14pt"/>
    </style:style>
    <style:style style:name="P14" style:parent-style-name="Textbody" style:family="paragraph">
      <style:paragraph-properties fo:text-align="justify" fo:text-indent="0.4923in"/>
    </style:style>
    <style:style style:name="T15" style:parent-style-name="Основнойшрифтабзаца" style:family="text">
      <style:text-properties fo:font-size="14pt" style:font-size-asian="14pt" style:font-size-complex="14pt"/>
    </style:style>
    <style:style style:name="T16" style:parent-style-name="Основнойшрифтабзаца" style:family="text">
      <style:text-properties fo:font-size="14pt" style:font-size-asian="14pt" style:font-size-complex="14pt" fo:language="en" fo:country="US"/>
    </style:style>
    <style:style style:name="T17" style:parent-style-name="Основнойшрифтабзаца" style:family="text">
      <style:text-properties fo:font-size="14pt" style:font-size-asian="14pt" style:font-size-complex="14pt"/>
    </style:style>
    <style:style style:name="T18" style:parent-style-name="Основнойшрифтабзаца" style:family="text">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Обычный" style:family="paragraph">
      <style:paragraph-properties fo:text-align="center"/>
    </style:style>
    <style:style style:name="T21"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P22" style:parent-style-name="Обычный" style:family="paragraph">
      <style:text-properties fo:font-size="14pt" style:font-size-asian="14pt" style:font-size-complex="14pt" fo:language="en" fo:country="US"/>
    </style:style>
    <style:style style:name="P23" style:parent-style-name="Textbody" style:family="paragraph">
      <style:paragraph-properties fo:text-align="justify" fo:text-indent="0.4923in"/>
      <style:text-properties fo:font-size="14pt" style:font-size-asian="14pt" style:font-size-complex="14pt" fo:language="en" fo:country="US"/>
    </style:style>
    <style:style style:name="P24" style:parent-style-name="Textbody" style:family="paragraph">
      <style:paragraph-properties fo:text-align="justify" fo:text-indent="0.4923in"/>
    </style:style>
    <style:style style:name="T25" style:parent-style-name="Основнойшрифтабзаца" style:family="text">
      <style:text-properties fo:font-size="14pt" style:font-size-asian="14pt" style:font-size-complex="14pt" fo:language="en" fo:country="US"/>
    </style:style>
  </office:automatic-styles>
  <office:body>
    <office:text text:use-soft-page-breaks="true">
      <text:h text:style-name="P1" text:outline-level="1"><text:bookmark-start text:name="_Toc185745633"/>АННОТАЦИЯ<text:bookmark-end text:name="_Toc185745633"/></text:h>
      <text:p text:style-name="P5"/>
      <text:p text:style-name="P6"><text:span text:style-name="T7">В данной работе представлены этапы проектирования и эксплуатации конструкторско-технологических баз данных автоматизированной системы управления производства устройства «Усилитель мощности звуковой частоты на<text:s/></text:span><text:span text:style-name="T8">биполярных транзисторах». Основное внимание в работе уделено описанию функциональных особенностей автоматизированной информационной системы, способам взаимодействия, а также особенностям её программной реализации. Была произведена формализация объектов и б</text:span><text:span text:style-name="T9">изнес-процессов конструктор</text:span><text:span text:style-name="T10">c</text:span><text:span text:style-name="T11">ко-технологического проектирования и разработана автоматизированная система управления на основе системы управления базами данных<text:s/></text:span><text:span text:style-name="T12">Oracle</text:span><text:span text:style-name="T13">.</text:span></text:p>
      <text:p text:style-name="P14"><text:span text:style-name="T15">Ключевые слова:<text:s/></text:span><text:span text:style-name="T16">Oracle</text:span><text:span text:style-name="T17">, база данных, автоматизированная система управления, автоматизирова</text:span><text:span text:style-name="T18">нная информационная система, проектирование.</text:span></text:p>
      <text:p text:style-name="P19"/>
      <text:h text:style-name="P20" text:outline-level="1"><text:bookmark-start text:name="_Toc185745634"/><text:span text:style-name="T21">ABSTRACT</text:span><text:bookmark-end text:name="_Toc185745634"/></text:h>
      <text:p text:style-name="P22"/>
      <text:p text:style-name="P23">This paper presents the stages of design and operation of design and technological databases of the automated control system for the production of the device "Audio power amplifier with bipolar transistors". The main attention in the work is paid to the description of the functional features of the automated information system, the methods of interaction, as well as the features of its software implementation. The objects and business processes of design and technological design were formalized and an automated control system was developed based on the Oracle database management system.</text:p>
      <text:p text:style-name="P24"><text:span text:style-name="T25">Keywords: Oracle, database, automated control system, automated information system, desig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 Pro W3" svg:font-family="?????? Pro W3"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text-align="center" fo:margin-top="0.0458in" fo:margin-left="0.2715in" fo:margin-right="0.402in">
        <style:tab-stops/>
      </style:paragraph-properties>
      <style:text-properties fo:font-weight="bold" style:font-weight-asian="bold" style:font-weight-complex="bold" fo:font-size="14pt" style:font-size-asian="14pt" fo:hyphenate="false"/>
    </style:style>
    <style:style style:name="Заголовок2" style:display-name="Заголовок 2" style:family="paragraph" style:parent-style-name="Standard" style:next-style-name="Standard" style:default-outline-level="2">
      <style:paragraph-properties fo:text-align="justify" fo:margin-top="0.0069in" fo:margin-left="0.1819in" fo:margin-right="0.309in" fo:text-indent="0.393in">
        <style:tab-stops/>
      </style:paragraph-properties>
      <style:text-properties fo:font-weight="bold" style:font-weight-asian="bold" style:font-weight-complex="bold" fo:font-size="14pt" style:font-size-asian="14pt" fo:hyphenate="false"/>
    </style:style>
    <style:style style:name="Заголовок3" style:display-name="Заголовок 3" style:family="paragraph" style:parent-style-name="Standard" style:next-style-name="Standard" style:default-outline-level="3">
      <style:paragraph-properties fo:text-align="center" fo:margin-top="0.0416in" fo:margin-left="0.2763in" fo:margin-right="0.402in">
        <style:tab-stops/>
      </style:paragraph-properties>
      <style:text-properties fo:font-weight="bold" style:font-weight-asian="bold" style:font-weight-complex="bold" fo:font-size="12pt" style:font-size-asian="12pt" fo:hyphenate="false"/>
    </style:style>
    <style:style style:name="Заголовок4" style:display-name="Заголовок 4" style:family="paragraph" style:parent-style-name="Standard" style:next-style-name="Standard" style:default-outline-level="4">
      <style:paragraph-properties fo:margin-top="0.0444in" fo:margin-left="0.1819in" fo:text-indent="0.4909in">
        <style:tab-stops/>
      </style:paragraph-properties>
      <style:text-properties fo:font-weight="bold" style:font-weight-asian="bold" style:font-weight-complex="bold" fo:font-size="12pt" style:font-size-asian="12pt" fo:hyphenate="false"/>
    </style:style>
    <style:style style:name="Заголовок5" style:display-name="Заголовок 5" style:family="paragraph" style:parent-style-name="Обычный" style:next-style-name="Обычный" style:default-outline-level="5">
      <style:paragraph-properties fo:keep-with-next="always" fo:keep-together="always" fo:widows="2" fo:orphans="2" style:text-autospace="ideograph-alpha" style:contextual-spacing="true" fo:text-align="justify" style:vertical-align="auto" fo:margin-top="0.0555in" fo:margin-bottom="0.0277in"/>
      <style:text-properties fo:color="#2F5496" style:font-size-complex="11pt" style:language-asian="en" style:country-asian="US" style:language-complex="ar" style:country-complex="SA" fo:hyphenate="true"/>
    </style:style>
    <style:style style:name="Заголовок6" style:display-name="Заголовок 6" style:family="paragraph" style:parent-style-name="Обычный" style:next-style-name="Обычный" style:default-outline-level="6">
      <style:paragraph-properties fo:keep-with-next="always" fo:keep-together="always" fo:widows="2" fo:orphans="2" style:text-autospace="ideograph-alpha" style:contextual-spacing="true" fo:text-align="justify" style:vertical-align="auto" fo:margin-top="0.0277in"/>
      <style:text-properties fo:font-style="italic" style:font-style-asian="italic" style:font-style-complex="italic" fo:color="#595959" style:font-size-complex="11pt" style:language-asian="en" style:country-asian="US" style:language-complex="ar" style:country-complex="SA" fo:hyphenate="true"/>
    </style:style>
    <style:style style:name="Заголовок7" style:display-name="Заголовок 7" style:family="paragraph" style:parent-style-name="Обычный" style:next-style-name="Обычный" style:default-outline-level="7">
      <style:paragraph-properties fo:keep-with-next="always" fo:keep-together="always" fo:widows="2" fo:orphans="2" style:text-autospace="ideograph-alpha" style:contextual-spacing="true" fo:text-align="justify" style:vertical-align="auto" fo:margin-top="0.0277in"/>
      <style:text-properties fo:color="#595959" style:font-size-complex="11pt" style:language-asian="en" style:country-asian="US" style:language-complex="ar" style:country-complex="SA" fo:hyphenate="true"/>
    </style:style>
    <style:style style:name="Заголовок8" style:display-name="Заголовок 8" style:family="paragraph" style:parent-style-name="Обычный" style:next-style-name="Обычный" style:default-outline-level="8">
      <style:paragraph-properties fo:keep-with-next="always" fo:keep-together="always" fo:widows="2" fo:orphans="2" style:text-autospace="ideograph-alpha" style:contextual-spacing="true" fo:text-align="justify" style:vertical-align="auto"/>
      <style:text-properties fo:font-style="italic" style:font-style-asian="italic" style:font-style-complex="italic" fo:color="#272727" style:font-size-complex="11pt" style:language-asian="en" style:country-asian="US" style:language-complex="ar" style:country-complex="SA" fo:hyphenate="true"/>
    </style:style>
    <style:style style:name="Заголовок9" style:display-name="Заголовок 9" style:family="paragraph" style:parent-style-name="Обычный" style:next-style-name="Обычный" style:default-outline-level="9">
      <style:paragraph-properties fo:keep-with-next="always" fo:keep-together="always" fo:widows="2" fo:orphans="2" style:text-autospace="ideograph-alpha" style:contextual-spacing="true" fo:text-align="justify" style:vertical-align="auto"/>
      <style:text-properties fo:color="#272727" style:font-size-complex="11pt" style:language-asian="en" style:country-asian="US" style:language-complex="ar" style:country-complex="SA"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Microsoft YaHei" fo:font-size="14pt" style:font-size-asian="14pt" fo:hyphenate="false"/>
    </style:style>
    <style:style style:name="Textbody" style:display-name="Text body" style:family="paragraph" style:parent-style-name="Standard" style:next-style-name="Standard">
      <style:text-properties fo:font-size="12pt" style:font-size-asian="12pt" fo:hyphenate="false"/>
    </style:style>
    <style:style style:name="Список" style:display-name="Список" style:family="paragraph" style:parent-style-name="Textbody">
      <style:text-properties style:font-name-asian="Arial" fo:hyphenate="false"/>
    </style:style>
    <style:style style:name="Названиеобъекта" style:display-name="Название объекта" style:family="paragraph" style:parent-style-name="Standard">
      <style:paragraph-properties fo:margin-top="0.0833in" fo:margin-bottom="0.0833in"/>
      <style:text-properties style:font-name-asian="Arial" fo:font-style="italic" style:font-style-asian="italic" style:font-style-complex="italic" fo:font-size="12pt" style:font-size-asian="12pt" fo:hyphenate="false"/>
    </style:style>
    <style:style style:name="Index" style:display-name="Index" style:family="paragraph" style:parent-style-name="Standard">
      <style:text-properties style:font-name-asian="Arial" fo:hyphenate="false"/>
    </style:style>
    <style:style style:name="Абзацсписка" style:display-name="Абзац списка" style:family="paragraph" style:parent-style-name="Standard" style:next-style-name="Standard">
      <style:paragraph-properties fo:margin-left="0.1819in" fo:text-indent="-0.6069in">
        <style:tab-stops/>
      </style:paragraph-properties>
      <style:text-properties fo:font-size="12pt" style:font-size-asian="12pt" fo:hyphenate="false"/>
    </style:style>
    <style:style style:name="TableParagraph" style:display-name="Table Paragraph" style:family="paragraph" style:parent-style-name="Standard" style:next-style-name="Standard">
      <style:paragraph-properties fo:line-height="0.177in" fo:margin-left="0.0479in">
        <style:tab-stops/>
      </style:paragraph-properties>
      <style:text-properties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4965in"/>
          <style:tab-stop style:type="right" style:position="6.993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fo:text-align="center"/>
      <style:text-properties style:font-name="Times New Roman" style:font-name-asian="Times New Roman" style:font-name-complex="Times New Roman" fo:font-weight="bold" style:font-weight-asian="bold" style:font-weight-complex="bold" fo:font-size="16pt" style:font-size-asian="16pt" fo:hyphenate="false"/>
    </style:style>
    <style:style style:name="Contents3" style:display-name="Contents 3" style:family="paragraph" style:parent-style-name="Index">
      <style:paragraph-properties fo:margin-left="0.393in">
        <style:tab-stops>
          <style:tab-stop style:type="right" style:leader-style="dotted" style:leader-text="." style:position="6.4972in"/>
        </style:tab-stops>
      </style:paragraph-properties>
      <style:text-properties fo:font-size="14pt" style:font-size-asian="14pt" fo:hyphenate="false"/>
    </style:style>
    <style:style style:name="Contents1" style:display-name="Contents 1" style:family="paragraph" style:parent-style-name="Index">
      <style:paragraph-properties>
        <style:tab-stops>
          <style:tab-stop style:type="right" style:leader-style="dotted" style:leader-text="." style:position="6.8902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6937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006in"/>
        </style:tab-stops>
      </style:paragraph-properties>
      <style:text-properties fo:font-size="12pt" style:font-size-asian="12pt" fo:hyphenate="false"/>
    </style:style>
    <style:style style:name="Body" style:display-name="Body" style:family="paragraph">
      <style:text-properties style:font-name-complex="?????? Pro W3" fo:color="#000000" fo:language="en" fo:country="US" fo:hyphenate="false"/>
    </style:style>
    <style:style style:name="RTF_Num21" style:display-name="RTF_Num 2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RTF_Num29" style:display-name="RTF_Num 2 9" style:family="text"/>
    <style:style style:name="RTF_Num31" style:display-name="RTF_Num 3 1" style:family="text">
      <style:text-properties style:text-scale="100%"/>
    </style:style>
    <style:style style:name="RTF_Num32" style:display-name="RTF_Num 3 2" style:family="text">
      <style:text-properties style:text-scale="100%"/>
    </style:style>
    <style:style style:name="RTF_Num33" style:display-name="RTF_Num 3 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4pt" style:font-size-asian="14pt" style:font-size-complex="14pt"/>
    </style:style>
    <style:style style:name="RTF_Num34" style:display-name="RTF_Num 3 4" style:family="text"/>
    <style:style style:name="RTF_Num35" style:display-name="RTF_Num 3 5" style:family="text"/>
    <style:style style:name="RTF_Num36" style:display-name="RTF_Num 3 6" style:family="text"/>
    <style:style style:name="RTF_Num37" style:display-name="RTF_Num 3 7" style:family="text"/>
    <style:style style:name="RTF_Num38" style:display-name="RTF_Num 3 8" style:family="text"/>
    <style:style style:name="RTF_Num39" style:display-name="RTF_Num 3 9" style:family="text"/>
    <style:style style:name="RTF_Num41" style:display-name="RTF_Num 4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style style:name="RTF_Num52" style:display-name="RTF_Num 5 2"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RTF_Num53" style:display-name="RTF_Num 5 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RTF_Num54" style:display-name="RTF_Num 5 4" style:family="text"/>
    <style:style style:name="RTF_Num55" style:display-name="RTF_Num 5 5" style:family="text"/>
    <style:style style:name="RTF_Num56" style:display-name="RTF_Num 5 6" style:family="text"/>
    <style:style style:name="RTF_Num57" style:display-name="RTF_Num 5 7" style:family="text"/>
    <style:style style:name="RTF_Num58" style:display-name="RTF_Num 5 8" style:family="text"/>
    <style:style style:name="RTF_Num59" style:display-name="RTF_Num 5 9" style:family="text"/>
    <style:style style:name="RTF_Num61" style:display-name="RTF_Num 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62" style:display-name="RTF_Num 6 2" style:family="text"/>
    <style:style style:name="RTF_Num63" style:display-name="RTF_Num 6 3" style:family="text"/>
    <style:style style:name="RTF_Num64" style:display-name="RTF_Num 6 4" style:family="text"/>
    <style:style style:name="RTF_Num65" style:display-name="RTF_Num 6 5" style:family="text"/>
    <style:style style:name="RTF_Num66" style:display-name="RTF_Num 6 6" style:family="text"/>
    <style:style style:name="RTF_Num67" style:display-name="RTF_Num 6 7" style:family="text"/>
    <style:style style:name="RTF_Num68" style:display-name="RTF_Num 6 8" style:family="text"/>
    <style:style style:name="RTF_Num69" style:display-name="RTF_Num 6 9" style:family="text"/>
    <style:style style:name="RTF_Num71" style:display-name="RTF_Num 7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72" style:display-name="RTF_Num 7 2" style:family="text"/>
    <style:style style:name="RTF_Num73" style:display-name="RTF_Num 7 3" style:family="text"/>
    <style:style style:name="RTF_Num74" style:display-name="RTF_Num 7 4" style:family="text"/>
    <style:style style:name="RTF_Num75" style:display-name="RTF_Num 7 5" style:family="text"/>
    <style:style style:name="RTF_Num76" style:display-name="RTF_Num 7 6" style:family="text"/>
    <style:style style:name="RTF_Num77" style:display-name="RTF_Num 7 7" style:family="text"/>
    <style:style style:name="RTF_Num78" style:display-name="RTF_Num 7 8" style:family="text"/>
    <style:style style:name="RTF_Num79" style:display-name="RTF_Num 7 9" style:family="text"/>
    <style:style style:name="RTF_Num81" style:display-name="RTF_Num 8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82" style:display-name="RTF_Num 8 2" style:family="text"/>
    <style:style style:name="RTF_Num83" style:display-name="RTF_Num 8 3" style:family="text"/>
    <style:style style:name="RTF_Num84" style:display-name="RTF_Num 8 4" style:family="text"/>
    <style:style style:name="RTF_Num85" style:display-name="RTF_Num 8 5" style:family="text"/>
    <style:style style:name="RTF_Num86" style:display-name="RTF_Num 8 6" style:family="text"/>
    <style:style style:name="RTF_Num87" style:display-name="RTF_Num 8 7" style:family="text"/>
    <style:style style:name="RTF_Num88" style:display-name="RTF_Num 8 8" style:family="text"/>
    <style:style style:name="RTF_Num89" style:display-name="RTF_Num 8 9" style:family="text"/>
    <style:style style:name="RTF_Num91" style:display-name="RTF_Num 9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92" style:display-name="RTF_Num 9 2" style:family="text"/>
    <style:style style:name="RTF_Num93" style:display-name="RTF_Num 9 3" style:family="text"/>
    <style:style style:name="RTF_Num94" style:display-name="RTF_Num 9 4" style:family="text"/>
    <style:style style:name="RTF_Num95" style:display-name="RTF_Num 9 5" style:family="text"/>
    <style:style style:name="RTF_Num96" style:display-name="RTF_Num 9 6" style:family="text"/>
    <style:style style:name="RTF_Num97" style:display-name="RTF_Num 9 7" style:family="text"/>
    <style:style style:name="RTF_Num98" style:display-name="RTF_Num 9 8" style:family="text"/>
    <style:style style:name="RTF_Num99" style:display-name="RTF_Num 9 9" style:family="text"/>
    <style:style style:name="RTF_Num101" style:display-name="RTF_Num 10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02" style:display-name="RTF_Num 10 2" style:family="text"/>
    <style:style style:name="RTF_Num103" style:display-name="RTF_Num 10 3" style:family="text"/>
    <style:style style:name="RTF_Num104" style:display-name="RTF_Num 10 4" style:family="text"/>
    <style:style style:name="RTF_Num105" style:display-name="RTF_Num 10 5" style:family="text"/>
    <style:style style:name="RTF_Num106" style:display-name="RTF_Num 10 6" style:family="text"/>
    <style:style style:name="RTF_Num107" style:display-name="RTF_Num 10 7" style:family="text"/>
    <style:style style:name="RTF_Num108" style:display-name="RTF_Num 10 8" style:family="text"/>
    <style:style style:name="RTF_Num109" style:display-name="RTF_Num 10 9" style:family="text"/>
    <style:style style:name="RTF_Num111" style:display-name="RTF_Num 11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12" style:display-name="RTF_Num 11 2" style:family="text"/>
    <style:style style:name="RTF_Num113" style:display-name="RTF_Num 11 3" style:family="text"/>
    <style:style style:name="RTF_Num114" style:display-name="RTF_Num 11 4" style:family="text"/>
    <style:style style:name="RTF_Num115" style:display-name="RTF_Num 11 5" style:family="text"/>
    <style:style style:name="RTF_Num116" style:display-name="RTF_Num 11 6" style:family="text"/>
    <style:style style:name="RTF_Num117" style:display-name="RTF_Num 11 7" style:family="text"/>
    <style:style style:name="RTF_Num118" style:display-name="RTF_Num 11 8" style:family="text"/>
    <style:style style:name="RTF_Num119" style:display-name="RTF_Num 11 9" style:family="text"/>
    <style:style style:name="RTF_Num121" style:display-name="RTF_Num 12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22" style:display-name="RTF_Num 12 2" style:family="text"/>
    <style:style style:name="RTF_Num123" style:display-name="RTF_Num 12 3" style:family="text"/>
    <style:style style:name="RTF_Num124" style:display-name="RTF_Num 12 4" style:family="text"/>
    <style:style style:name="RTF_Num125" style:display-name="RTF_Num 12 5" style:family="text"/>
    <style:style style:name="RTF_Num126" style:display-name="RTF_Num 12 6" style:family="text"/>
    <style:style style:name="RTF_Num127" style:display-name="RTF_Num 12 7" style:family="text"/>
    <style:style style:name="RTF_Num128" style:display-name="RTF_Num 12 8" style:family="text"/>
    <style:style style:name="RTF_Num129" style:display-name="RTF_Num 12 9" style:family="text"/>
    <style:style style:name="RTF_Num131" style:display-name="RTF_Num 13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32" style:display-name="RTF_Num 13 2" style:family="text"/>
    <style:style style:name="RTF_Num133" style:display-name="RTF_Num 13 3" style:family="text"/>
    <style:style style:name="RTF_Num134" style:display-name="RTF_Num 13 4" style:family="text"/>
    <style:style style:name="RTF_Num135" style:display-name="RTF_Num 13 5" style:family="text"/>
    <style:style style:name="RTF_Num136" style:display-name="RTF_Num 13 6" style:family="text"/>
    <style:style style:name="RTF_Num137" style:display-name="RTF_Num 13 7" style:family="text"/>
    <style:style style:name="RTF_Num138" style:display-name="RTF_Num 13 8" style:family="text"/>
    <style:style style:name="RTF_Num139" style:display-name="RTF_Num 13 9" style:family="text"/>
    <style:style style:name="RTF_Num141" style:display-name="RTF_Num 14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42" style:display-name="RTF_Num 14 2" style:family="text"/>
    <style:style style:name="RTF_Num143" style:display-name="RTF_Num 14 3" style:family="text"/>
    <style:style style:name="RTF_Num144" style:display-name="RTF_Num 14 4" style:family="text"/>
    <style:style style:name="RTF_Num145" style:display-name="RTF_Num 14 5" style:family="text"/>
    <style:style style:name="RTF_Num146" style:display-name="RTF_Num 14 6" style:family="text"/>
    <style:style style:name="RTF_Num147" style:display-name="RTF_Num 14 7" style:family="text"/>
    <style:style style:name="RTF_Num148" style:display-name="RTF_Num 14 8" style:family="text"/>
    <style:style style:name="RTF_Num149" style:display-name="RTF_Num 14 9" style:family="text"/>
    <style:style style:name="RTF_Num151" style:display-name="RTF_Num 15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52" style:display-name="RTF_Num 15 2" style:family="text"/>
    <style:style style:name="RTF_Num153" style:display-name="RTF_Num 15 3" style:family="text"/>
    <style:style style:name="RTF_Num154" style:display-name="RTF_Num 15 4" style:family="text"/>
    <style:style style:name="RTF_Num155" style:display-name="RTF_Num 15 5" style:family="text"/>
    <style:style style:name="RTF_Num156" style:display-name="RTF_Num 15 6" style:family="text"/>
    <style:style style:name="RTF_Num157" style:display-name="RTF_Num 15 7" style:family="text"/>
    <style:style style:name="RTF_Num158" style:display-name="RTF_Num 15 8" style:family="text"/>
    <style:style style:name="RTF_Num159" style:display-name="RTF_Num 15 9" style:family="text"/>
    <style:style style:name="RTF_Num161" style:display-name="RTF_Num 1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62" style:display-name="RTF_Num 16 2" style:family="text"/>
    <style:style style:name="RTF_Num163" style:display-name="RTF_Num 16 3" style:family="text"/>
    <style:style style:name="RTF_Num164" style:display-name="RTF_Num 16 4" style:family="text"/>
    <style:style style:name="RTF_Num165" style:display-name="RTF_Num 16 5" style:family="text"/>
    <style:style style:name="RTF_Num166" style:display-name="RTF_Num 16 6" style:family="text"/>
    <style:style style:name="RTF_Num167" style:display-name="RTF_Num 16 7" style:family="text"/>
    <style:style style:name="RTF_Num168" style:display-name="RTF_Num 16 8" style:family="text"/>
    <style:style style:name="RTF_Num169" style:display-name="RTF_Num 16 9" style:family="text"/>
    <style:style style:name="RTF_Num171" style:display-name="RTF_Num 17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72" style:display-name="RTF_Num 17 2" style:family="text"/>
    <style:style style:name="RTF_Num173" style:display-name="RTF_Num 17 3" style:family="text"/>
    <style:style style:name="RTF_Num174" style:display-name="RTF_Num 17 4" style:family="text"/>
    <style:style style:name="RTF_Num175" style:display-name="RTF_Num 17 5" style:family="text"/>
    <style:style style:name="RTF_Num176" style:display-name="RTF_Num 17 6" style:family="text"/>
    <style:style style:name="RTF_Num177" style:display-name="RTF_Num 17 7" style:family="text"/>
    <style:style style:name="RTF_Num178" style:display-name="RTF_Num 17 8" style:family="text"/>
    <style:style style:name="RTF_Num179" style:display-name="RTF_Num 17 9" style:family="text"/>
    <style:style style:name="RTF_Num181" style:display-name="RTF_Num 18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82" style:display-name="RTF_Num 18 2" style:family="text"/>
    <style:style style:name="RTF_Num183" style:display-name="RTF_Num 18 3" style:family="text"/>
    <style:style style:name="RTF_Num184" style:display-name="RTF_Num 18 4" style:family="text"/>
    <style:style style:name="RTF_Num185" style:display-name="RTF_Num 18 5" style:family="text"/>
    <style:style style:name="RTF_Num186" style:display-name="RTF_Num 18 6" style:family="text"/>
    <style:style style:name="RTF_Num187" style:display-name="RTF_Num 18 7" style:family="text"/>
    <style:style style:name="RTF_Num188" style:display-name="RTF_Num 18 8" style:family="text"/>
    <style:style style:name="RTF_Num189" style:display-name="RTF_Num 18 9" style:family="text"/>
    <style:style style:name="RTF_Num191" style:display-name="RTF_Num 19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92" style:display-name="RTF_Num 19 2" style:family="text"/>
    <style:style style:name="RTF_Num193" style:display-name="RTF_Num 19 3" style:family="text"/>
    <style:style style:name="RTF_Num194" style:display-name="RTF_Num 19 4" style:family="text"/>
    <style:style style:name="RTF_Num195" style:display-name="RTF_Num 19 5" style:family="text"/>
    <style:style style:name="RTF_Num196" style:display-name="RTF_Num 19 6" style:family="text"/>
    <style:style style:name="RTF_Num197" style:display-name="RTF_Num 19 7" style:family="text"/>
    <style:style style:name="RTF_Num198" style:display-name="RTF_Num 19 8" style:family="text"/>
    <style:style style:name="RTF_Num199" style:display-name="RTF_Num 19 9" style:family="text"/>
    <style:style style:name="RTF_Num201" style:display-name="RTF_Num 20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02" style:display-name="RTF_Num 20 2" style:family="text"/>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12" style:display-name="RTF_Num 21 2" style:family="text"/>
    <style:style style:name="RTF_Num213" style:display-name="RTF_Num 21 3" style:family="text"/>
    <style:style style:name="RTF_Num214" style:display-name="RTF_Num 21 4" style:family="text"/>
    <style:style style:name="RTF_Num215" style:display-name="RTF_Num 21 5" style:family="text"/>
    <style:style style:name="RTF_Num216" style:display-name="RTF_Num 21 6" style:family="text"/>
    <style:style style:name="RTF_Num217" style:display-name="RTF_Num 21 7" style:family="text"/>
    <style:style style:name="RTF_Num218" style:display-name="RTF_Num 21 8" style:family="text"/>
    <style:style style:name="RTF_Num219" style:display-name="RTF_Num 21 9" style:family="text"/>
    <style:style style:name="RTF_Num221" style:display-name="RTF_Num 22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style style:name="RTF_Num232" style:display-name="RTF_Num 23 2" style:family="text">
      <style:text-properties style:text-scale="100%"/>
    </style:style>
    <style:style style:name="RTF_Num233" style:display-name="RTF_Num 23 3" style:family="text"/>
    <style:style style:name="RTF_Num234" style:display-name="RTF_Num 23 4" style:family="text"/>
    <style:style style:name="RTF_Num235" style:display-name="RTF_Num 23 5" style:family="text"/>
    <style:style style:name="RTF_Num236" style:display-name="RTF_Num 23 6" style:family="text"/>
    <style:style style:name="RTF_Num237" style:display-name="RTF_Num 23 7" style:family="text"/>
    <style:style style:name="RTF_Num238" style:display-name="RTF_Num 23 8" style:family="text"/>
    <style:style style:name="RTF_Num239" style:display-name="RTF_Num 23 9" style:family="text"/>
    <style:style style:name="RTF_Num241" style:display-name="RTF_Num 24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99%" fo:font-size="12pt" style:font-size-asian="12pt"/>
    </style:style>
    <style:style style:name="RTF_Num242" style:display-name="RTF_Num 24 2" style:family="text"/>
    <style:style style:name="RTF_Num243" style:display-name="RTF_Num 24 3" style:family="text"/>
    <style:style style:name="RTF_Num244" style:display-name="RTF_Num 24 4" style:family="text"/>
    <style:style style:name="RTF_Num245" style:display-name="RTF_Num 24 5" style:family="text"/>
    <style:style style:name="RTF_Num246" style:display-name="RTF_Num 24 6" style:family="text"/>
    <style:style style:name="RTF_Num247" style:display-name="RTF_Num 24 7" style:family="text"/>
    <style:style style:name="RTF_Num248" style:display-name="RTF_Num 24 8" style:family="text"/>
    <style:style style:name="RTF_Num249" style:display-name="RTF_Num 24 9" style:family="text"/>
    <style:style style:name="RTF_Num251" style:display-name="RTF_Num 25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2pt" style:font-size-asian="12pt"/>
    </style:style>
    <style:style style:name="RTF_Num252" style:display-name="RTF_Num 25 2" style:family="text"/>
    <style:style style:name="RTF_Num253" style:display-name="RTF_Num 25 3" style:family="text"/>
    <style:style style:name="RTF_Num254" style:display-name="RTF_Num 25 4" style:family="text"/>
    <style:style style:name="RTF_Num255" style:display-name="RTF_Num 25 5" style:family="text"/>
    <style:style style:name="RTF_Num256" style:display-name="RTF_Num 25 6" style:family="text"/>
    <style:style style:name="RTF_Num257" style:display-name="RTF_Num 25 7" style:family="text"/>
    <style:style style:name="RTF_Num258" style:display-name="RTF_Num 25 8" style:family="text"/>
    <style:style style:name="RTF_Num259" style:display-name="RTF_Num 25 9" style:family="text"/>
    <style:style style:name="RTF_Num261" style:display-name="RTF_Num 2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62" style:display-name="RTF_Num 26 2" style:family="text"/>
    <style:style style:name="RTF_Num263" style:display-name="RTF_Num 26 3" style:family="text"/>
    <style:style style:name="RTF_Num264" style:display-name="RTF_Num 26 4" style:family="text"/>
    <style:style style:name="RTF_Num265" style:display-name="RTF_Num 26 5" style:family="text"/>
    <style:style style:name="RTF_Num266" style:display-name="RTF_Num 26 6" style:family="text"/>
    <style:style style:name="RTF_Num267" style:display-name="RTF_Num 26 7" style:family="text"/>
    <style:style style:name="RTF_Num268" style:display-name="RTF_Num 26 8" style:family="text"/>
    <style:style style:name="RTF_Num269" style:display-name="RTF_Num 26 9"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text-properties fo:font-size="14pt" style:font-size-asian="14pt" style:font-size-complex="14pt"/>
    </style:style>
    <style:style style:name="ТаблицаЗнак" style:display-name="Таблица Знак" style:family="text" style:parent-style-name="Основнойшрифтабзаца">
      <style:text-properties style:font-size-complex="14pt"/>
    </style:style>
    <style:style style:name="Таблица" style:display-name="Таблица" style:family="paragraph" style:parent-style-name="Обычный">
      <style:paragraph-properties fo:widows="2" fo:orphans="2" style:text-autospace="ideograph-alpha" style:contextual-spacing="true" style:vertical-align="auto" style:line-height-at-least="0in"/>
      <style:text-properties style:font-size-complex="14pt" fo:hyphenate="tru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ВерхнийколонтитулЗнак" style:display-name="Верхний колонтитул Знак" style:family="text" style:parent-style-name="Основнойшрифтабзаца">
      <style:text-properties style:font-name-complex="Mangal" style:font-size-complex="10.5pt"/>
    </style:style>
    <style:style style:name="НижнийколонтитулЗнак" style:display-name="Нижний колонтитул Знак" style:family="text" style:parent-style-name="Основнойшрифтабзаца">
      <style:text-properties fo:font-size="11pt" style:font-size-asian="11pt"/>
    </style:style>
    <style:style style:name="Заголовок5Знак" style:display-name="Заголовок 5 Знак" style:family="text" style:parent-style-name="Основнойшрифтабзаца">
      <style:text-properties style:font-name-asian="Times New Roman" style:font-name-complex="Times New Roman" fo:color="#2F5496" style:letter-kerning="true" style:font-size-complex="11pt" style:language-asian="en" style:country-asian="US" style:language-complex="ar" style:country-complex="SA"/>
    </style:style>
    <style:style style:name="Заголовок6Знак" style:display-name="Заголовок 6 Знак" style:family="text" style:parent-style-name="Основнойшрифтабзаца">
      <style:text-properties style:font-name-asian="Times New Roman" style:font-name-complex="Times New Roman" fo:font-style="italic" style:font-style-asian="italic" style:font-style-complex="italic" fo:color="#595959" style:letter-kerning="true" style:font-size-complex="11pt" style:language-asian="en" style:country-asian="US" style:language-complex="ar" style:country-complex="SA"/>
    </style:style>
    <style:style style:name="Заголовок7Знак" style:display-name="Заголовок 7 Знак" style:family="text" style:parent-style-name="Основнойшрифтабзаца">
      <style:text-properties style:font-name-asian="Times New Roman" style:font-name-complex="Times New Roman" fo:color="#595959" style:letter-kerning="true" style:font-size-complex="11pt" style:language-asian="en" style:country-asian="US" style:language-complex="ar" style:country-complex="SA"/>
    </style:style>
    <style:style style:name="Заголовок8Знак" style:display-name="Заголовок 8 Знак" style:family="text" style:parent-style-name="Основнойшрифтабзаца">
      <style:text-properties style:font-name-asian="Times New Roman" style:font-name-complex="Times New Roman" fo:font-style="italic" style:font-style-asian="italic" style:font-style-complex="italic" fo:color="#272727" style:letter-kerning="true" style:font-size-complex="11pt" style:language-asian="en" style:country-asian="US" style:language-complex="ar" style:country-complex="SA"/>
    </style:style>
    <style:style style:name="Заголовок9Знак" style:display-name="Заголовок 9 Знак" style:family="text" style:parent-style-name="Основнойшрифтабзаца">
      <style:text-properties style:font-name-asian="Times New Roman" style:font-name-complex="Times New Roman" fo:color="#272727" style:letter-kerning="true" style:font-size-complex="11pt" style:language-asian="en" style:country-asian="US" style:language-complex="ar" style:country-complex="SA"/>
    </style:style>
    <style:style style:name="Заголовок1Знак" style:display-name="Заголовок 1 Знак" style:family="text" style:parent-style-name="Основнойшрифтабзаца">
      <style:text-properties fo:font-weight="bold" style:font-weight-asian="bold" style:font-weight-complex="bold" fo:font-size="14pt" style:font-size-asian="14pt"/>
    </style:style>
    <style:style style:name="Заголовок2Знак" style:display-name="Заголовок 2 Знак" style:family="text" style:parent-style-name="Основнойшрифтабзаца">
      <style:text-properties fo:font-weight="bold" style:font-weight-asian="bold" style:font-weight-complex="bold" fo:font-size="14pt" style:font-size-asian="14pt"/>
    </style:style>
    <style:style style:name="Заголовок3Знак" style:display-name="Заголовок 3 Знак" style:family="text" style:parent-style-name="Основнойшрифтабзаца">
      <style:text-properties fo:font-weight="bold" style:font-weight-asian="bold" style:font-weight-complex="bold"/>
    </style:style>
    <style:style style:name="Заголовок4Знак" style:display-name="Заголовок 4 Знак" style:family="text" style:parent-style-name="Основнойшрифтабзаца">
      <style:text-properties fo:font-weight="bold" style:font-weight-asian="bold" style:font-weight-complex="bold"/>
    </style:style>
    <style:style style:name="Заголовок" style:display-name="Заголовок" style:family="paragraph" style:parent-style-name="Обычный" style:next-style-name="Обычный">
      <style:paragraph-properties fo:widows="2" fo:orphans="2" style:text-autospace="ideograph-alpha" style:contextual-spacing="true" fo:text-align="justify" style:vertical-align="auto" fo:margin-bottom="0.0555in"/>
      <style:text-properties style:font-name="Calibri Light" fo:letter-spacing="-0.0069in" fo:font-size="28pt" style:font-size-asian="28pt" style:font-size-complex="28pt" style:language-asian="en" style:country-asian="US" style:language-complex="ar" style:country-complex="SA" fo:hyphenate="true"/>
    </style:style>
    <style:style style:name="ЗаголовокЗнак" style:display-name="Заголовок Знак" style:family="text" style:parent-style-name="Основнойшрифтабзаца">
      <style:text-properties style:font-name="Calibri Light" style:font-name-asian="Times New Roman" style:font-name-complex="Times New Roman" fo:letter-spacing="-0.0069in" style:letter-kerning="true" fo:font-size="28pt" style:font-size-asian="28pt" style:font-size-complex="28pt" style:language-asian="en" style:country-asian="US" style:language-complex="ar" style:country-complex="SA"/>
    </style:style>
    <style:style style:name="Подзаголовок" style:display-name="Подзаголовок" style:family="paragraph" style:parent-style-name="Обычный" style:next-style-name="Обычный">
      <style:paragraph-properties fo:widows="2" fo:orphans="2" style:text-autospace="ideograph-alpha" style:contextual-spacing="true" fo:text-align="justify" style:vertical-align="auto" fo:margin-bottom="0.1111in"/>
      <style:text-properties fo:color="#595959" fo:letter-spacing="0.0104in" fo:font-size="14pt" style:font-size-asian="14pt" style:font-size-complex="14pt" style:language-asian="en" style:country-asian="US" style:language-complex="ar" style:country-complex="SA" fo:hyphenate="true"/>
    </style:style>
    <style:style style:name="ПодзаголовокЗнак" style:display-name="Подзаголовок Знак" style:family="text" style:parent-style-name="Основнойшрифтабзаца">
      <style:text-properties style:font-name-asian="Times New Roman" style:font-name-complex="Times New Roman" fo:color="#595959" fo:letter-spacing="0.0104in" style:letter-kerning="true" fo:font-size="14pt" style:font-size-asian="14pt" style:font-size-complex="14pt" style:language-asian="en" style:country-asian="US" style:language-complex="ar" style:country-complex="SA"/>
    </style:style>
    <style:style style:name="Цитата2" style:display-name="Цитата 2" style:family="paragraph" style:parent-style-name="Обычный" style:next-style-name="Обычный">
      <style:paragraph-properties fo:widows="2" fo:orphans="2" style:text-autospace="ideograph-alpha" style:contextual-spacing="true" fo:text-align="center" style:vertical-align="auto" fo:margin-top="0.1111in" fo:margin-bottom="0.1111in"/>
      <style:text-properties style:font-name-asian="Calibri" fo:font-style="italic" style:font-style-asian="italic" style:font-style-complex="italic" fo:color="#404040" style:font-size-complex="11pt" style:language-asian="en" style:country-asian="US" style:language-complex="ar" style:country-complex="SA" fo:hyphenate="true"/>
    </style:style>
    <style:style style:name="Цитата2Знак" style:display-name="Цитата 2 Знак" style:family="text" style:parent-style-name="Основнойшрифтабзаца">
      <style:text-properties style:font-name-asian="Calibri" style:font-name-complex="Times New Roman" fo:font-style="italic" style:font-style-asian="italic" style:font-style-complex="italic" fo:color="#404040" style:letter-kerning="true" style:font-size-complex="11pt" style:language-asian="en" style:country-asian="US" style:language-complex="ar" style:country-complex="SA"/>
    </style:style>
    <style:style style:name="Сильноевыделение" style:display-name="Сильное выделение" style:family="text" style:parent-style-name="Основнойшрифтабзаца">
      <style:text-properties fo:font-style="italic" style:font-style-asian="italic" style:font-style-complex="italic" fo:color="#2F5496"/>
    </style:style>
    <style:style style:name="Выделеннаяцитата" style:display-name="Выделенная цитата" style:family="paragraph" style:parent-style-name="Обычный" style:next-style-name="Обычный">
      <style:paragraph-properties fo:widows="2" fo:orphans="2" fo:border-top="0.0069in solid #2F5496" fo:border-left="none" fo:border-bottom="0.0069in solid #2F5496" fo:border-right="none" fo:padding-top="0.1388in" fo:padding-left="0in" fo:padding-bottom="0.1388in" fo:padding-right="0in" style:shadow="none" style:text-autospace="ideograph-alpha" style:contextual-spacing="true" fo:text-align="center" style:vertical-align="auto" fo:margin-top="0.25in" fo:margin-bottom="0.25in" fo:margin-left="0.6in" fo:margin-right="0.6in">
        <style:tab-stops/>
      </style:paragraph-properties>
      <style:text-properties style:font-name-asian="Calibri" fo:font-style="italic" style:font-style-asian="italic" style:font-style-complex="italic" fo:color="#2F5496" style:font-size-complex="11pt" style:language-asian="en" style:country-asian="US" style:language-complex="ar" style:country-complex="SA" fo:hyphenate="true"/>
    </style:style>
    <style:style style:name="ВыделеннаяцитатаЗнак" style:display-name="Выделенная цитата Знак" style:family="text" style:parent-style-name="Основнойшрифтабзаца">
      <style:text-properties style:font-name-asian="Calibri" style:font-name-complex="Times New Roman" fo:font-style="italic" style:font-style-asian="italic" style:font-style-complex="italic" fo:color="#2F5496" style:letter-kerning="true" style:font-size-complex="11pt" style:language-asian="en" style:country-asian="US" style:language-complex="ar" style:country-complex="SA"/>
    </style:style>
    <style:style style:name="Сильнаяссылка" style:display-name="Сильная ссылка" style:family="text" style:parent-style-name="Основнойшрифтабзаца">
      <style:text-properties fo:font-weight="bold" style:font-weight-asian="bold" style:font-weight-complex="bold" fo:font-variant="small-caps" fo:color="#2F5496" fo:letter-spacing="0.0034in"/>
    </style:style>
    <style:style style:name="Основнойтекст" style:display-name="Основной текст" style:family="paragraph" style:parent-style-name="Обычный">
      <style:paragraph-properties style:contextual-spacing="true" fo:text-align="justify" style:vertical-align="auto" fo:margin-left="0.4784in">
        <style:tab-stops/>
      </style:paragraph-properties>
      <style:text-properties style:letter-kerning="false" style:language-asian="en" style:country-asian="US" style:language-complex="ar" style:country-complex="SA" fo:hyphenate="true"/>
    </style:style>
    <style:style style:name="ОсновнойтекстЗнак" style:display-name="Основной текст Знак" style:family="text" style:parent-style-name="Основнойшрифтабзаца">
      <style:text-properties style:letter-kerning="false" style:language-asian="en" style:country-asian="US" style:language-complex="ar" style:country-complex="SA"/>
    </style:style>
    <style:style style:name="Заголовокоглавления" style:display-name="Заголовок оглавления" style:family="paragraph" style:parent-style-name="Заголовок1" style:next-style-name="Обычный" style:default-outline-level="1">
      <style:paragraph-properties fo:keep-with-next="always" fo:keep-together="always" fo:widows="2" fo:orphans="2" style:text-autospace="ideograph-alpha" style:contextual-spacing="true" style:vertical-align="auto" fo:margin-top="0.1666in" fo:margin-left="0in" fo:margin-right="0in">
        <style:tab-stops/>
      </style:paragraph-properties>
      <style:text-properties style:font-weight-complex="normal" fo:color="#000000" style:letter-kerning="false" fo:font-size="16pt" style:font-size-asian="16pt" style:font-size-complex="16pt"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text-autospace="ideograph-alpha" style:contextual-spacing="true" fo:text-align="justify" style:vertical-align="auto" fo:margin-bottom="0.0694in" fo:margin-right="0.3083in">
        <style:tab-stops>
          <style:tab-stop style:type="left" style:position="0.3055in"/>
          <style:tab-stop style:type="right" style:leader-style="dotted" style:leader-text="." style:position="6.4895in"/>
        </style:tab-stops>
      </style:paragraph-properties>
      <style:text-properties style:font-name-asian="Calibri" style:font-size-complex="11pt" style:language-asian="en" style:country-asian="US"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text-autospace="ideograph-alpha" style:contextual-spacing="true" fo:text-align="justify" style:vertical-align="auto" fo:margin-left="0.4923in">
        <style:tab-stops>
          <style:tab-stop style:type="left" style:position="0.1743in"/>
          <style:tab-stop style:type="right" style:leader-style="dotted" style:leader-text="." style:position="5.9972in"/>
        </style:tab-stops>
      </style:paragraph-properties>
      <style:text-properties style:font-name-asian="Calibri" style:font-size-complex="11pt" style:language-asian="en" style:country-asian="US"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text-autospace="ideograph-alpha" style:contextual-spacing="true" fo:text-align="justify" style:vertical-align="auto" fo:margin-left="0.9847in">
        <style:tab-stops>
          <style:tab-stop style:type="left" style:position="-0.068in"/>
          <style:tab-stop style:type="right" style:leader-style="dotted" style:leader-text="." style:position="5.5125in"/>
        </style:tab-stops>
      </style:paragraph-properties>
      <style:text-properties style:font-name-asian="Calibri" style:font-size-complex="11pt" style:language-asian="en" style:country-asian="US" style:language-complex="ar" style:country-complex="SA" fo:hyphenate="tru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sc-jstgwu" style:display-name="sc-jstgwu" style:family="paragraph" style:parent-style-name="Обычный">
      <style:paragraph-properties fo:widows="2" fo:orphans="2" style:text-autospace="ideograph-alpha" style:contextual-spacing="true" style:vertical-align="auto" fo:margin-top="0.0694in" fo:margin-bottom="0.0694in"/>
      <style:text-properties style:letter-kerning="false" style:language-asian="ru" style:country-asian="RU" style:language-complex="ar" style:country-complex="SA" fo:hyphenate="true"/>
    </style:style>
    <style:style style:name="sc-ifomem" style:display-name="sc-ifomem" style:family="text" style:parent-style-name="Основнойшрифтабзаца"/>
    <style:style style:name="z-Началоформы" style:display-name="z-Начало формы" style:family="paragraph" style:parent-style-name="Обычный" style:next-style-name="Обычный">
      <style:paragraph-properties fo:widows="2" fo:orphans="2" fo:border-top="none" fo:border-left="none" fo:border-bottom="0.0104in solid #000000" fo:border-right="none" fo:padding-top="0in" fo:padding-left="0in" fo:padding-bottom="0.0138in" fo:padding-right="0in" style:shadow="none" style:text-autospace="ideograph-alpha" style:contextual-spacing="true" fo:text-align="center" style:vertical-align="auto"/>
      <style:text-properties style:font-name="Arial" style:font-name-complex="Arial" text:display="none" style:letter-kerning="false" fo:font-size="8pt" style:font-size-asian="8pt" style:font-size-complex="8pt" style:language-asian="ru" style:country-asian="RU" style:language-complex="ar" style:country-complex="SA" fo:hyphenate="true"/>
    </style:style>
    <style:style style:name="z-НачалоформыЗнак" style:display-name="z-Начало формы Знак" style:family="text" style:parent-style-name="Основнойшрифтабзаца">
      <style:text-properties style:font-name="Arial" style:font-name-complex="Arial" text:display="none" style:letter-kerning="false" fo:font-size="8pt" style:font-size-asian="8pt" style:font-size-complex="8pt" style:language-asian="ru" style:country-asian="RU" style:language-complex="ar" style:country-complex="SA"/>
    </style:style>
    <style:style style:name="sc-cxdzmj" style:display-name="sc-cxdzmj" style:family="paragraph" style:parent-style-name="Обычный">
      <style:paragraph-properties fo:widows="2" fo:orphans="2" style:text-autospace="ideograph-alpha" style:contextual-spacing="true" style:vertical-align="auto" fo:margin-top="0.0694in" fo:margin-bottom="0.0694in"/>
      <style:text-properties style:letter-kerning="false" style:language-asian="ru" style:country-asian="RU" style:language-complex="ar" style:country-complex="SA" fo:hyphenate="true"/>
    </style:style>
    <style:style style:name="Текствыноски" style:display-name="Текст выноски" style:family="paragraph" style:parent-style-name="Обычный">
      <style:paragraph-properties fo:widows="2" fo:orphans="2" style:text-autospace="ideograph-alpha" style:contextual-spacing="true" fo:text-align="justify" style:vertical-align="auto"/>
      <style:text-properties style:font-name="Segoe UI" style:font-name-asian="Calibri" style:font-name-complex="Segoe UI" fo:font-size="9pt" style:font-size-asian="9pt" style:font-size-complex="9pt" style:language-asian="en" style:country-asian="US" style:language-complex="ar" style:country-complex="SA" fo:hyphenate="true"/>
    </style:style>
    <style:style style:name="ТекствыноскиЗнак" style:display-name="Текст выноски Знак" style:family="text" style:parent-style-name="Основнойшрифтабзаца">
      <style:text-properties style:font-name="Segoe UI" style:font-name-asian="Calibri" style:font-name-complex="Segoe UI" style:letter-kerning="true" fo:font-size="9pt" style:font-size-asian="9pt" style:font-size-complex="9pt" style:language-asian="en" style:country-asian="US" style:language-complex="ar" style:country-complex="SA"/>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СтандартныйHTML" style:display-name="Стандартный HTML" style:family="paragraph" style:parent-style-name="Обычный">
      <style:paragraph-properties fo:widows="2" fo:orphans="2"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style:language-asian="ru" style:country-asian="RU"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complex="Courier New" style:letter-kerning="false" fo:font-size="10pt" style:font-size-asian="10pt" style:font-size-complex="10pt" style:language-asian="ru" style:country-asian="RU" style:language-complex="ar" style:country-complex="SA"/>
    </style:style>
    <style:style style:name="Текст" style:display-name="Текст" style:family="paragraph" style:parent-style-name="Обычный">
      <style:paragraph-properties fo:widows="2" fo:orphans="2" style:text-autospace="ideograph-alpha" style:vertical-align="auto"/>
      <style:text-properties style:font-name="Calibri" fo:font-size="11pt" style:font-size-asian="11pt" style:font-size-complex="10.5pt" style:language-asian="en" style:country-asian="US" style:language-complex="ar" style:country-complex="SA" fo:hyphenate="true"/>
    </style:style>
    <style:style style:name="ТекстЗнак" style:display-name="Текст Знак" style:family="text" style:parent-style-name="Основнойшрифтабзаца">
      <style:text-properties style:font-name="Calibri" style:font-name-complex="Times New Roman" style:letter-kerning="true" fo:font-size="11pt" style:font-size-asian="11pt" style:font-size-complex="10.5pt" style:language-asian="en" style:country-asian="US" style:language-complex="ar" style:country-complex="SA"/>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text-properties style:font-name-complex="Mangal" fo:font-size="10pt" style:font-size-asian="10pt" style:font-size-complex="9pt" fo:hyphenate="false"/>
    </style:style>
    <style:style style:name="ТекстпримечанияЗнак" style:display-name="Текст примечания Знак" style:family="text" style:parent-style-name="Основнойшрифтабзаца">
      <style:text-properties style:font-name-complex="Mangal" fo:font-size="10pt" style:font-size-asian="10pt" style:font-size-complex="9pt"/>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ТемапримечанияЗнак" style:display-name="Тема примечания Знак" style:family="text" style:parent-style-name="ТекстпримечанияЗнак">
      <style:text-properties style:font-name-complex="Mangal" fo:font-weight="bold" style:font-weight-asian="bold" style:font-weight-complex="bold" fo:font-size="10pt" style:font-size-asian="10pt" style:font-size-complex="9pt"/>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WW_CharLFO1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text:list-style style:name="RTF_Num2" style:display-name="RTF_Num 2">
      <text:list-level-style-number text:level="1" text:style-name="WW_CharLFO1LV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text-scale="100%"/>
    </style:style>
    <style:style style:name="WW_CharLFO2LVL2" style:family="text">
      <style:text-properties style:text-scale="1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4pt" style:font-size-asian="14pt" style:font-size-complex="14pt"/>
    </style:style>
    <style:style style:name="WW_CharLFO2LVL4" style:family="text">
      <style:text-properties style:font-name="Times New Roman"/>
    </style:style>
    <style:style style:name="WW_CharLFO2LVL5" style:family="text">
      <style:text-properties style:font-name="Times New Roman"/>
    </style:style>
    <style:style style:name="WW_CharLFO2LVL6" style:family="text">
      <style:text-properties style:font-name="Times New Roman"/>
    </style:style>
    <style:style style:name="WW_CharLFO2LVL7" style:family="text">
      <style:text-properties style:font-name="Times New Roman"/>
    </style:style>
    <style:style style:name="WW_CharLFO2LVL8" style:family="text">
      <style:text-properties style:font-name="Times New Roman"/>
    </style:style>
    <style:style style:name="WW_CharLFO2LVL9" style:family="text">
      <style:text-properties style:font-name="Times New Roman"/>
    </style:style>
    <text:list-style style:name="RTF_Num3" style:display-name="RTF_Num 3">
      <text:list-level-style-number text:level="1" text:style-name="WW_CharLFO2LVL1" style:num-format="1">
        <style:list-level-properties text:space-before="0.3243in" text:min-label-width="0.1472in" text:list-level-position-and-space-mode="label-alignment">
          <style:list-level-label-alignment text:label-followed-by="listtab" fo:margin-left="0.4715in" fo:text-indent="-0.1472in"/>
        </style:list-level-properties>
      </text:list-level-style-number>
      <text:list-level-style-number text:level="2" text:style-name="WW_CharLFO2LVL2" style:num-format="1" text:display-levels="2">
        <style:list-level-properties text:space-before="0in" text:min-label-width="0.2819in" text:list-level-position-and-space-mode="label-alignment">
          <style:list-level-label-alignment text:label-followed-by="listtab" fo:margin-left="0.2819in" fo:text-indent="-0.2819in"/>
        </style:list-level-properties>
      </text:list-level-style-number>
      <text:list-level-style-number text:level="3" text:style-name="WW_CharLFO2LVL3" style:num-format="1" text:display-levels="3">
        <style:list-level-properties text:space-before="0.7666in" text:min-label-width="0.2819in" text:list-level-position-and-space-mode="label-alignment">
          <style:list-level-label-alignment text:label-followed-by="listtab" fo:margin-left="1.0486in" fo:text-indent="-0.2819in"/>
        </style:list-level-properties>
      </text:list-level-style-number>
      <text:list-level-style-bullet text:level="4" text:style-name="WW_CharLFO2LVL4" text:bullet-char="•">
        <style:list-level-properties text:space-before="1.5152in" text:min-label-width="0.2819in" text:list-level-position-and-space-mode="label-alignment">
          <style:list-level-label-alignment text:label-followed-by="listtab" fo:margin-left="1.7972in" fo:text-indent="-0.2819in"/>
        </style:list-level-properties>
        <style:text-properties style:font-name="Times New Roman"/>
      </text:list-level-style-bullet>
      <text:list-level-style-bullet text:level="5" text:style-name="WW_CharLFO2LVL5" text:bullet-char="•">
        <style:list-level-properties text:space-before="2.2569in" text:min-label-width="0.2819in" text:list-level-position-and-space-mode="label-alignment">
          <style:list-level-label-alignment text:label-followed-by="listtab" fo:margin-left="2.5388in" fo:text-indent="-0.2819in"/>
        </style:list-level-properties>
        <style:text-properties style:font-name="Times New Roman"/>
      </text:list-level-style-bullet>
      <text:list-level-style-bullet text:level="6" text:style-name="WW_CharLFO2LVL6" text:bullet-char="•">
        <style:list-level-properties text:space-before="2.9986in" text:min-label-width="0.2819in" text:list-level-position-and-space-mode="label-alignment">
          <style:list-level-label-alignment text:label-followed-by="listtab" fo:margin-left="3.2805in" fo:text-indent="-0.2819in"/>
        </style:list-level-properties>
        <style:text-properties style:font-name="Times New Roman"/>
      </text:list-level-style-bullet>
      <text:list-level-style-bullet text:level="7" text:style-name="WW_CharLFO2LVL7" text:bullet-char="•">
        <style:list-level-properties text:space-before="3.7409in" text:min-label-width="0.2819in" text:list-level-position-and-space-mode="label-alignment">
          <style:list-level-label-alignment text:label-followed-by="listtab" fo:margin-left="4.0229in" fo:text-indent="-0.2819in"/>
        </style:list-level-properties>
        <style:text-properties style:font-name="Times New Roman"/>
      </text:list-level-style-bullet>
      <text:list-level-style-bullet text:level="8" text:style-name="WW_CharLFO2LVL8" text:bullet-char="•">
        <style:list-level-properties text:space-before="4.4826in" text:min-label-width="0.2819in" text:list-level-position-and-space-mode="label-alignment">
          <style:list-level-label-alignment text:label-followed-by="listtab" fo:margin-left="4.7645in" fo:text-indent="-0.2819in"/>
        </style:list-level-properties>
        <style:text-properties style:font-name="Times New Roman"/>
      </text:list-level-style-bullet>
      <text:list-level-style-bullet text:level="9" text:style-name="WW_CharLFO2LVL9" text:bullet-char="•">
        <style:list-level-properties text:space-before="5.2243in" text:min-label-width="0.2819in" text:list-level-position-and-space-mode="label-alignment">
          <style:list-level-label-alignment text:label-followed-by="listtab" fo:margin-left="5.5062in" fo:text-indent="-0.2819in"/>
        </style:list-level-properties>
        <style:text-properties style:font-name="Times New Roman"/>
      </text:list-level-style-bullet>
    </text:list-style>
    <style:style style:name="WW_CharLFO3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WW_CharLFO3LVL2" style:family="text">
      <style:text-properties style:font-name="Times New Roman"/>
    </style:style>
    <style:style style:name="WW_CharLFO3LVL3" style:family="text">
      <style:text-properties style:font-name="Times New Roman"/>
    </style:style>
    <style:style style:name="WW_CharLFO3LVL4" style:family="text">
      <style:text-properties style:font-name="Times New Roman"/>
    </style:style>
    <style:style style:name="WW_CharLFO3LVL5" style:family="text">
      <style:text-properties style:font-name="Times New Roman"/>
    </style:style>
    <style:style style:name="WW_CharLFO3LVL6" style:family="text">
      <style:text-properties style:font-name="Times New Roman"/>
    </style:style>
    <style:style style:name="WW_CharLFO3LVL7" style:family="text">
      <style:text-properties style:font-name="Times New Roman"/>
    </style:style>
    <style:style style:name="WW_CharLFO3LVL8" style:family="text">
      <style:text-properties style:font-name="Times New Roman"/>
    </style:style>
    <style:style style:name="WW_CharLFO3LVL9" style:family="text">
      <style:text-properties style:font-name="Times New Roman"/>
    </style:style>
    <text:list-style style:name="RTF_Num4" style:display-name="RTF_Num 4">
      <text:list-level-style-bullet text:level="1" text:style-name="WW_CharLFO3LVL1" text:bullet-char="">
        <style:list-level-properties text:space-before="0.5743in" text:min-label-width="0.3937in" text:list-level-position-and-space-mode="label-alignment">
          <style:list-level-label-alignment text:label-followed-by="listtab" fo:margin-left="0.968in" fo:text-indent="-0.3937in"/>
        </style:list-level-properties>
        <style:text-properties style:font-name="Symbol"/>
      </text:list-level-style-bullet>
      <text:list-level-style-bullet text:level="2" text:style-name="WW_CharLFO3LVL2" text:bullet-char="•">
        <style:list-level-properties text:space-before="1.1798in" text:min-label-width="0.3937in" text:list-level-position-and-space-mode="label-alignment">
          <style:list-level-label-alignment text:label-followed-by="listtab" fo:margin-left="1.5736in" fo:text-indent="-0.3937in"/>
        </style:list-level-properties>
        <style:text-properties style:font-name="Times New Roman"/>
      </text:list-level-style-bullet>
      <text:list-level-style-bullet text:level="3" text:style-name="WW_CharLFO3LVL3" text:bullet-char="•">
        <style:list-level-properties text:space-before="1.7819in" text:min-label-width="0.3937in" text:list-level-position-and-space-mode="label-alignment">
          <style:list-level-label-alignment text:label-followed-by="listtab" fo:margin-left="2.1756in" fo:text-indent="-0.3937in"/>
        </style:list-level-properties>
        <style:text-properties style:font-name="Times New Roman"/>
      </text:list-level-style-bullet>
      <text:list-level-style-bullet text:level="4" text:style-name="WW_CharLFO3LVL4" text:bullet-char="•">
        <style:list-level-properties text:space-before="2.3833in" text:min-label-width="0.3937in" text:list-level-position-and-space-mode="label-alignment">
          <style:list-level-label-alignment text:label-followed-by="listtab" fo:margin-left="2.777in" fo:text-indent="-0.3937in"/>
        </style:list-level-properties>
        <style:text-properties style:font-name="Times New Roman"/>
      </text:list-level-style-bullet>
      <text:list-level-style-bullet text:level="5" text:style-name="WW_CharLFO3LVL5" text:bullet-char="•">
        <style:list-level-properties text:space-before="2.9854in" text:min-label-width="0.3937in" text:list-level-position-and-space-mode="label-alignment">
          <style:list-level-label-alignment text:label-followed-by="listtab" fo:margin-left="3.3791in" fo:text-indent="-0.3937in"/>
        </style:list-level-properties>
        <style:text-properties style:font-name="Times New Roman"/>
      </text:list-level-style-bullet>
      <text:list-level-style-bullet text:level="6" text:style-name="WW_CharLFO3LVL6" text:bullet-char="•">
        <style:list-level-properties text:space-before="3.5875in" text:min-label-width="0.3937in" text:list-level-position-and-space-mode="label-alignment">
          <style:list-level-label-alignment text:label-followed-by="listtab" fo:margin-left="3.9812in" fo:text-indent="-0.3937in"/>
        </style:list-level-properties>
        <style:text-properties style:font-name="Times New Roman"/>
      </text:list-level-style-bullet>
      <text:list-level-style-bullet text:level="7" text:style-name="WW_CharLFO3LVL7" text:bullet-char="•">
        <style:list-level-properties text:space-before="4.1888in" text:min-label-width="0.3937in" text:list-level-position-and-space-mode="label-alignment">
          <style:list-level-label-alignment text:label-followed-by="listtab" fo:margin-left="4.5826in" fo:text-indent="-0.3937in"/>
        </style:list-level-properties>
        <style:text-properties style:font-name="Times New Roman"/>
      </text:list-level-style-bullet>
      <text:list-level-style-bullet text:level="8" text:style-name="WW_CharLFO3LVL8" text:bullet-char="•">
        <style:list-level-properties text:space-before="4.7909in" text:min-label-width="0.3937in" text:list-level-position-and-space-mode="label-alignment">
          <style:list-level-label-alignment text:label-followed-by="listtab" fo:margin-left="5.1847in" fo:text-indent="-0.3937in"/>
        </style:list-level-properties>
        <style:text-properties style:font-name="Times New Roman"/>
      </text:list-level-style-bullet>
      <text:list-level-style-bullet text:level="9" text:style-name="WW_CharLFO3LVL9" text:bullet-char="•">
        <style:list-level-properties text:space-before="5.393in" text:min-label-width="0.3937in" text:list-level-position-and-space-mode="label-alignment">
          <style:list-level-label-alignment text:label-followed-by="listtab" fo:margin-left="5.7868in" fo:text-indent="-0.3937in"/>
        </style:list-level-properties>
        <style:text-properties style:font-name="Times New Roman"/>
      </text:list-level-style-bullet>
    </text:list-style>
    <style:style style:name="WW_CharLFO4LVL2"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WW_CharLFO4LVL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WW_CharLFO4LVL4" style:family="text">
      <style:text-properties style:font-name="Times New Roman"/>
    </style:style>
    <style:style style:name="WW_CharLFO4LVL5" style:family="text">
      <style:text-properties style:font-name="Times New Roman"/>
    </style:style>
    <style:style style:name="WW_CharLFO4LVL6" style:family="text">
      <style:text-properties style:font-name="Times New Roman"/>
    </style:style>
    <style:style style:name="WW_CharLFO4LVL7" style:family="text">
      <style:text-properties style:font-name="Times New Roman"/>
    </style:style>
    <style:style style:name="WW_CharLFO4LVL8" style:family="text">
      <style:text-properties style:font-name="Times New Roman"/>
    </style:style>
    <style:style style:name="WW_CharLFO4LVL9" style:family="text">
      <style:text-properties style:font-name="Times New Roman"/>
    </style:style>
    <text:list-style style:name="RTF_Num5" style:display-name="RTF_Num 5">
      <text:list-level-style-number text:level="1"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text:style-name="WW_CharLFO4LVL2" style:num-format="1" text:display-levels="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4" text:style-name="WW_CharLFO4LVL4" text:bullet-char="•">
        <style:list-level-properties text:space-before="1.7875in" text:min-label-width="0.5in" text:list-level-position-and-space-mode="label-alignment">
          <style:list-level-label-alignment text:label-followed-by="listtab" fo:margin-left="2.2875in" fo:text-indent="-0.5in"/>
        </style:list-level-properties>
        <style:text-properties style:font-name="Times New Roman"/>
      </text:list-level-style-bullet>
      <text:list-level-style-bullet text:level="5" text:style-name="WW_CharLFO4LVL5" text:bullet-char="•">
        <style:list-level-properties text:space-before="2.4597in" text:min-label-width="0.5in" text:list-level-position-and-space-mode="label-alignment">
          <style:list-level-label-alignment text:label-followed-by="listtab" fo:margin-left="2.9597in" fo:text-indent="-0.5in"/>
        </style:list-level-properties>
        <style:text-properties style:font-name="Times New Roman"/>
      </text:list-level-style-bullet>
      <text:list-level-style-bullet text:level="6" text:style-name="WW_CharLFO4LVL6" text:bullet-char="•">
        <style:list-level-properties text:space-before="3.1312in" text:min-label-width="0.5in" text:list-level-position-and-space-mode="label-alignment">
          <style:list-level-label-alignment text:label-followed-by="listtab" fo:margin-left="3.6312in" fo:text-indent="-0.5in"/>
        </style:list-level-properties>
        <style:text-properties style:font-name="Times New Roman"/>
      </text:list-level-style-bullet>
      <text:list-level-style-bullet text:level="7" text:style-name="WW_CharLFO4LVL7" text:bullet-char="•">
        <style:list-level-properties text:space-before="3.8027in" text:min-label-width="0.5in" text:list-level-position-and-space-mode="label-alignment">
          <style:list-level-label-alignment text:label-followed-by="listtab" fo:margin-left="4.3027in" fo:text-indent="-0.5in"/>
        </style:list-level-properties>
        <style:text-properties style:font-name="Times New Roman"/>
      </text:list-level-style-bullet>
      <text:list-level-style-bullet text:level="8" text:style-name="WW_CharLFO4LVL8" text:bullet-char="•">
        <style:list-level-properties text:space-before="4.475in" text:min-label-width="0.5in" text:list-level-position-and-space-mode="label-alignment">
          <style:list-level-label-alignment text:label-followed-by="listtab" fo:margin-left="4.975in" fo:text-indent="-0.5in"/>
        </style:list-level-properties>
        <style:text-properties style:font-name="Times New Roman"/>
      </text:list-level-style-bullet>
      <text:list-level-style-bullet text:level="9" text:style-name="WW_CharLFO4LVL9" text:bullet-char="•">
        <style:list-level-properties text:space-before="5.1465in" text:min-label-width="0.5in" text:list-level-position-and-space-mode="label-alignment">
          <style:list-level-label-alignment text:label-followed-by="listtab" fo:margin-left="5.6465in" fo:text-indent="-0.5in"/>
        </style:list-level-properties>
        <style:text-properties style:font-name="Times New Roman"/>
      </text:list-level-style-bullet>
    </text:list-style>
    <style:style style:name="WW_CharLFO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5LVL2" style:family="text">
      <style:text-properties style:font-name="Times New Roman"/>
    </style:style>
    <style:style style:name="WW_CharLFO5LVL3" style:family="text">
      <style:text-properties style:font-name="Times New Roman"/>
    </style:style>
    <style:style style:name="WW_CharLFO5LVL4" style:family="text">
      <style:text-properties style:font-name="Times New Roman"/>
    </style:style>
    <style:style style:name="WW_CharLFO5LVL5" style:family="text">
      <style:text-properties style:font-name="Times New Roman"/>
    </style:style>
    <style:style style:name="WW_CharLFO5LVL6" style:family="text">
      <style:text-properties style:font-name="Times New Roman"/>
    </style:style>
    <style:style style:name="WW_CharLFO5LVL7" style:family="text">
      <style:text-properties style:font-name="Times New Roman"/>
    </style:style>
    <style:style style:name="WW_CharLFO5LVL8" style:family="text">
      <style:text-properties style:font-name="Times New Roman"/>
    </style:style>
    <style:style style:name="WW_CharLFO5LVL9" style:family="text">
      <style:text-properties style:font-name="Times New Roman"/>
    </style:style>
    <text:list-style style:name="RTF_Num6" style:display-name="RTF_Num 6">
      <text:list-level-style-number text:level="1" text:style-name="WW_CharLFO5LVL1" style:num-suffix="." style:num-format="1">
        <style:list-level-properties text:space-before="0.0479in" text:min-label-width="0.1666in" text:list-level-position-and-space-mode="label-alignment">
          <style:list-level-label-alignment text:label-followed-by="listtab" fo:margin-left="0.2145in" fo:text-indent="-0.1666in"/>
        </style:list-level-properties>
      </text:list-level-style-number>
      <text:list-level-style-bullet text:level="2" text:style-name="WW_CharLFO5LVL2" text:bullet-char="•">
        <style:list-level-properties text:space-before="0.4666in" text:min-label-width="0.1666in" text:list-level-position-and-space-mode="label-alignment">
          <style:list-level-label-alignment text:label-followed-by="listtab" fo:margin-left="0.6333in" fo:text-indent="-0.1666in"/>
        </style:list-level-properties>
        <style:text-properties style:font-name="Times New Roman"/>
      </text:list-level-style-bullet>
      <text:list-level-style-bullet text:level="3" text:style-name="WW_CharLFO5LVL3" text:bullet-char="•">
        <style:list-level-properties text:space-before="0.8916in" text:min-label-width="0.1666in" text:list-level-position-and-space-mode="label-alignment">
          <style:list-level-label-alignment text:label-followed-by="listtab" fo:margin-left="1.0583in" fo:text-indent="-0.1666in"/>
        </style:list-level-properties>
        <style:text-properties style:font-name="Times New Roman"/>
      </text:list-level-style-bullet>
      <text:list-level-style-bullet text:level="4" text:style-name="WW_CharLFO5LVL4" text:bullet-char="•">
        <style:list-level-properties text:space-before="1.3166in" text:min-label-width="0.1666in" text:list-level-position-and-space-mode="label-alignment">
          <style:list-level-label-alignment text:label-followed-by="listtab" fo:margin-left="1.4833in" fo:text-indent="-0.1666in"/>
        </style:list-level-properties>
        <style:text-properties style:font-name="Times New Roman"/>
      </text:list-level-style-bullet>
      <text:list-level-style-bullet text:level="5" text:style-name="WW_CharLFO5LVL5" text:bullet-char="•">
        <style:list-level-properties text:space-before="1.7416in" text:min-label-width="0.1666in" text:list-level-position-and-space-mode="label-alignment">
          <style:list-level-label-alignment text:label-followed-by="listtab" fo:margin-left="1.9083in" fo:text-indent="-0.1666in"/>
        </style:list-level-properties>
        <style:text-properties style:font-name="Times New Roman"/>
      </text:list-level-style-bullet>
      <text:list-level-style-bullet text:level="6" text:style-name="WW_CharLFO5LVL6" text:bullet-char="•">
        <style:list-level-properties text:space-before="2.1666in" text:min-label-width="0.1666in" text:list-level-position-and-space-mode="label-alignment">
          <style:list-level-label-alignment text:label-followed-by="listtab" fo:margin-left="2.3333in" fo:text-indent="-0.1666in"/>
        </style:list-level-properties>
        <style:text-properties style:font-name="Times New Roman"/>
      </text:list-level-style-bullet>
      <text:list-level-style-bullet text:level="7" text:style-name="WW_CharLFO5LVL7" text:bullet-char="•">
        <style:list-level-properties text:space-before="2.5916in" text:min-label-width="0.1666in" text:list-level-position-and-space-mode="label-alignment">
          <style:list-level-label-alignment text:label-followed-by="listtab" fo:margin-left="2.7583in" fo:text-indent="-0.1666in"/>
        </style:list-level-properties>
        <style:text-properties style:font-name="Times New Roman"/>
      </text:list-level-style-bullet>
      <text:list-level-style-bullet text:level="8" text:style-name="WW_CharLFO5LVL8" text:bullet-char="•">
        <style:list-level-properties text:space-before="3.0166in" text:min-label-width="0.1666in" text:list-level-position-and-space-mode="label-alignment">
          <style:list-level-label-alignment text:label-followed-by="listtab" fo:margin-left="3.1833in" fo:text-indent="-0.1666in"/>
        </style:list-level-properties>
        <style:text-properties style:font-name="Times New Roman"/>
      </text:list-level-style-bullet>
      <text:list-level-style-bullet text:level="9" text:style-name="WW_CharLFO5LVL9" text:bullet-char="•">
        <style:list-level-properties text:space-before="3.4416in" text:min-label-width="0.1666in" text:list-level-position-and-space-mode="label-alignment">
          <style:list-level-label-alignment text:label-followed-by="listtab" fo:margin-left="3.6083in" fo:text-indent="-0.1666in"/>
        </style:list-level-properties>
        <style:text-properties style:font-name="Times New Roman"/>
      </text:list-level-style-bullet>
    </text:list-style>
    <style:style style:name="WW_CharLFO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6LVL2" style:family="text">
      <style:text-properties style:font-name="Times New Roman"/>
    </style:style>
    <style:style style:name="WW_CharLFO6LVL3" style:family="text">
      <style:text-properties style:font-name="Times New Roman"/>
    </style:style>
    <style:style style:name="WW_CharLFO6LVL4" style:family="text">
      <style:text-properties style:font-name="Times New Roman"/>
    </style:style>
    <style:style style:name="WW_CharLFO6LVL5" style:family="text">
      <style:text-properties style:font-name="Times New Roman"/>
    </style:style>
    <style:style style:name="WW_CharLFO6LVL6" style:family="text">
      <style:text-properties style:font-name="Times New Roman"/>
    </style:style>
    <style:style style:name="WW_CharLFO6LVL7" style:family="text">
      <style:text-properties style:font-name="Times New Roman"/>
    </style:style>
    <style:style style:name="WW_CharLFO6LVL8" style:family="text">
      <style:text-properties style:font-name="Times New Roman"/>
    </style:style>
    <style:style style:name="WW_CharLFO6LVL9" style:family="text">
      <style:text-properties style:font-name="Times New Roman"/>
    </style:style>
    <text:list-style style:name="RTF_Num7" style:display-name="RTF_Num 7">
      <text:list-level-style-number text:level="1" text:style-name="WW_CharLFO6LVL1" style:num-suffix="." style:num-format="1">
        <style:list-level-properties text:space-before="0.0743in" text:min-label-width="0.1666in" text:list-level-position-and-space-mode="label-alignment">
          <style:list-level-label-alignment text:label-followed-by="listtab" fo:margin-left="0.2409in" fo:text-indent="-0.1666in"/>
        </style:list-level-properties>
      </text:list-level-style-number>
      <text:list-level-style-bullet text:level="2" text:style-name="WW_CharLFO6LVL2" text:bullet-char="•">
        <style:list-level-properties text:space-before="0.6062in" text:min-label-width="0.1666in" text:list-level-position-and-space-mode="label-alignment">
          <style:list-level-label-alignment text:label-followed-by="listtab" fo:margin-left="0.7729in" fo:text-indent="-0.1666in"/>
        </style:list-level-properties>
        <style:text-properties style:font-name="Times New Roman"/>
      </text:list-level-style-bullet>
      <text:list-level-style-bullet text:level="3" text:style-name="WW_CharLFO6LVL3" text:bullet-char="•">
        <style:list-level-properties text:space-before="1.143in" text:min-label-width="0.1666in" text:list-level-position-and-space-mode="label-alignment">
          <style:list-level-label-alignment text:label-followed-by="listtab" fo:margin-left="1.3097in" fo:text-indent="-0.1666in"/>
        </style:list-level-properties>
        <style:text-properties style:font-name="Times New Roman"/>
      </text:list-level-style-bullet>
      <text:list-level-style-bullet text:level="4" text:style-name="WW_CharLFO6LVL4" text:bullet-char="•">
        <style:list-level-properties text:space-before="1.6798in" text:min-label-width="0.1666in" text:list-level-position-and-space-mode="label-alignment">
          <style:list-level-label-alignment text:label-followed-by="listtab" fo:margin-left="1.8465in" fo:text-indent="-0.1666in"/>
        </style:list-level-properties>
        <style:text-properties style:font-name="Times New Roman"/>
      </text:list-level-style-bullet>
      <text:list-level-style-bullet text:level="5" text:style-name="WW_CharLFO6LVL5" text:bullet-char="•">
        <style:list-level-properties text:space-before="2.2166in" text:min-label-width="0.1666in" text:list-level-position-and-space-mode="label-alignment">
          <style:list-level-label-alignment text:label-followed-by="listtab" fo:margin-left="2.3833in" fo:text-indent="-0.1666in"/>
        </style:list-level-properties>
        <style:text-properties style:font-name="Times New Roman"/>
      </text:list-level-style-bullet>
      <text:list-level-style-bullet text:level="6" text:style-name="WW_CharLFO6LVL6" text:bullet-char="•">
        <style:list-level-properties text:space-before="2.7534in" text:min-label-width="0.1666in" text:list-level-position-and-space-mode="label-alignment">
          <style:list-level-label-alignment text:label-followed-by="listtab" fo:margin-left="2.9201in" fo:text-indent="-0.1666in"/>
        </style:list-level-properties>
        <style:text-properties style:font-name="Times New Roman"/>
      </text:list-level-style-bullet>
      <text:list-level-style-bullet text:level="7" text:style-name="WW_CharLFO6LVL7" text:bullet-char="•">
        <style:list-level-properties text:space-before="3.2902in" text:min-label-width="0.1666in" text:list-level-position-and-space-mode="label-alignment">
          <style:list-level-label-alignment text:label-followed-by="listtab" fo:margin-left="3.4569in" fo:text-indent="-0.1666in"/>
        </style:list-level-properties>
        <style:text-properties style:font-name="Times New Roman"/>
      </text:list-level-style-bullet>
      <text:list-level-style-bullet text:level="8" text:style-name="WW_CharLFO6LVL8" text:bullet-char="•">
        <style:list-level-properties text:space-before="3.827in" text:min-label-width="0.1666in" text:list-level-position-and-space-mode="label-alignment">
          <style:list-level-label-alignment text:label-followed-by="listtab" fo:margin-left="3.9937in" fo:text-indent="-0.1666in"/>
        </style:list-level-properties>
        <style:text-properties style:font-name="Times New Roman"/>
      </text:list-level-style-bullet>
      <text:list-level-style-bullet text:level="9" text:style-name="WW_CharLFO6LVL9" text:bullet-char="•">
        <style:list-level-properties text:space-before="4.3638in" text:min-label-width="0.1666in" text:list-level-position-and-space-mode="label-alignment">
          <style:list-level-label-alignment text:label-followed-by="listtab" fo:margin-left="4.5305in" fo:text-indent="-0.1666in"/>
        </style:list-level-properties>
        <style:text-properties style:font-name="Times New Roman"/>
      </text:list-level-style-bullet>
    </text:list-style>
    <style:style style:name="WW_CharLFO7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7LVL2" style:family="text">
      <style:text-properties style:font-name="Times New Roman"/>
    </style:style>
    <style:style style:name="WW_CharLFO7LVL3" style:family="text">
      <style:text-properties style:font-name="Times New Roman"/>
    </style:style>
    <style:style style:name="WW_CharLFO7LVL4" style:family="text">
      <style:text-properties style:font-name="Times New Roman"/>
    </style:style>
    <style:style style:name="WW_CharLFO7LVL5" style:family="text">
      <style:text-properties style:font-name="Times New Roman"/>
    </style:style>
    <style:style style:name="WW_CharLFO7LVL6" style:family="text">
      <style:text-properties style:font-name="Times New Roman"/>
    </style:style>
    <style:style style:name="WW_CharLFO7LVL7" style:family="text">
      <style:text-properties style:font-name="Times New Roman"/>
    </style:style>
    <style:style style:name="WW_CharLFO7LVL8" style:family="text">
      <style:text-properties style:font-name="Times New Roman"/>
    </style:style>
    <style:style style:name="WW_CharLFO7LVL9" style:family="text">
      <style:text-properties style:font-name="Times New Roman"/>
    </style:style>
    <text:list-style style:name="RTF_Num8" style:display-name="RTF_Num 8">
      <text:list-level-style-number text:level="1" text:style-name="WW_CharLFO7LVL1" style:num-suffix="." style:num-format="1">
        <style:list-level-properties text:space-before="0.0979in" text:min-label-width="0.1666in" text:list-level-position-and-space-mode="label-alignment">
          <style:list-level-label-alignment text:label-followed-by="listtab" fo:margin-left="0.2645in" fo:text-indent="-0.1666in"/>
        </style:list-level-properties>
      </text:list-level-style-number>
      <text:list-level-style-bullet text:level="2" text:style-name="WW_CharLFO7LVL2" text:bullet-char="•">
        <style:list-level-properties text:space-before="0.6312in" text:min-label-width="0.1666in" text:list-level-position-and-space-mode="label-alignment">
          <style:list-level-label-alignment text:label-followed-by="listtab" fo:margin-left="0.7979in" fo:text-indent="-0.1666in"/>
        </style:list-level-properties>
        <style:text-properties style:font-name="Times New Roman"/>
      </text:list-level-style-bullet>
      <text:list-level-style-bullet text:level="3" text:style-name="WW_CharLFO7LVL3" text:bullet-char="•">
        <style:list-level-properties text:space-before="1.1652in" text:min-label-width="0.1666in" text:list-level-position-and-space-mode="label-alignment">
          <style:list-level-label-alignment text:label-followed-by="listtab" fo:margin-left="1.3319in" fo:text-indent="-0.1666in"/>
        </style:list-level-properties>
        <style:text-properties style:font-name="Times New Roman"/>
      </text:list-level-style-bullet>
      <text:list-level-style-bullet text:level="4" text:style-name="WW_CharLFO7LVL4" text:bullet-char="•">
        <style:list-level-properties text:space-before="1.6993in" text:min-label-width="0.1666in" text:list-level-position-and-space-mode="label-alignment">
          <style:list-level-label-alignment text:label-followed-by="listtab" fo:margin-left="1.8659in" fo:text-indent="-0.1666in"/>
        </style:list-level-properties>
        <style:text-properties style:font-name="Times New Roman"/>
      </text:list-level-style-bullet>
      <text:list-level-style-bullet text:level="5" text:style-name="WW_CharLFO7LVL5" text:bullet-char="•">
        <style:list-level-properties text:space-before="2.2333in" text:min-label-width="0.1666in" text:list-level-position-and-space-mode="label-alignment">
          <style:list-level-label-alignment text:label-followed-by="listtab" fo:margin-left="2.4in" fo:text-indent="-0.1666in"/>
        </style:list-level-properties>
        <style:text-properties style:font-name="Times New Roman"/>
      </text:list-level-style-bullet>
      <text:list-level-style-bullet text:level="6" text:style-name="WW_CharLFO7LVL6" text:bullet-char="•">
        <style:list-level-properties text:space-before="2.7673in" text:min-label-width="0.1666in" text:list-level-position-and-space-mode="label-alignment">
          <style:list-level-label-alignment text:label-followed-by="listtab" fo:margin-left="2.934in" fo:text-indent="-0.1666in"/>
        </style:list-level-properties>
        <style:text-properties style:font-name="Times New Roman"/>
      </text:list-level-style-bullet>
      <text:list-level-style-bullet text:level="7" text:style-name="WW_CharLFO7LVL7" text:bullet-char="•">
        <style:list-level-properties text:space-before="3.3013in" text:min-label-width="0.1666in" text:list-level-position-and-space-mode="label-alignment">
          <style:list-level-label-alignment text:label-followed-by="listtab" fo:margin-left="3.468in" fo:text-indent="-0.1666in"/>
        </style:list-level-properties>
        <style:text-properties style:font-name="Times New Roman"/>
      </text:list-level-style-bullet>
      <text:list-level-style-bullet text:level="8" text:style-name="WW_CharLFO7LVL8" text:bullet-char="•">
        <style:list-level-properties text:space-before="3.8354in" text:min-label-width="0.1666in" text:list-level-position-and-space-mode="label-alignment">
          <style:list-level-label-alignment text:label-followed-by="listtab" fo:margin-left="4.002in" fo:text-indent="-0.1666in"/>
        </style:list-level-properties>
        <style:text-properties style:font-name="Times New Roman"/>
      </text:list-level-style-bullet>
      <text:list-level-style-bullet text:level="9" text:style-name="WW_CharLFO7LVL9" text:bullet-char="•">
        <style:list-level-properties text:space-before="4.3694in" text:min-label-width="0.1666in" text:list-level-position-and-space-mode="label-alignment">
          <style:list-level-label-alignment text:label-followed-by="listtab" fo:margin-left="4.5361in" fo:text-indent="-0.1666in"/>
        </style:list-level-properties>
        <style:text-properties style:font-name="Times New Roman"/>
      </text:list-level-style-bullet>
    </text:list-style>
    <style:style style:name="WW_CharLFO8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8LVL2" style:family="text">
      <style:text-properties style:font-name="Times New Roman"/>
    </style:style>
    <style:style style:name="WW_CharLFO8LVL3" style:family="text">
      <style:text-properties style:font-name="Times New Roman"/>
    </style:style>
    <style:style style:name="WW_CharLFO8LVL4" style:family="text">
      <style:text-properties style:font-name="Times New Roman"/>
    </style:style>
    <style:style style:name="WW_CharLFO8LVL5" style:family="text">
      <style:text-properties style:font-name="Times New Roman"/>
    </style:style>
    <style:style style:name="WW_CharLFO8LVL6" style:family="text">
      <style:text-properties style:font-name="Times New Roman"/>
    </style:style>
    <style:style style:name="WW_CharLFO8LVL7" style:family="text">
      <style:text-properties style:font-name="Times New Roman"/>
    </style:style>
    <style:style style:name="WW_CharLFO8LVL8" style:family="text">
      <style:text-properties style:font-name="Times New Roman"/>
    </style:style>
    <style:style style:name="WW_CharLFO8LVL9" style:family="text">
      <style:text-properties style:font-name="Times New Roman"/>
    </style:style>
    <text:list-style style:name="RTF_Num9" style:display-name="RTF_Num 9">
      <text:list-level-style-number text:level="1" text:style-name="WW_CharLFO8LVL1" style:num-suffix="." style:num-format="1">
        <style:list-level-properties text:space-before="0in" text:min-label-width="0.1666in" text:list-level-position-and-space-mode="label-alignment">
          <style:list-level-label-alignment text:label-followed-by="listtab" fo:margin-left="0.1666in" fo:text-indent="-0.1666in"/>
        </style:list-level-properties>
      </text:list-level-style-number>
      <text:list-level-style-bullet text:level="2" text:style-name="WW_CharLFO8LVL2" text:bullet-char="•">
        <style:list-level-properties text:space-before="0.4361in" text:min-label-width="0.1666in" text:list-level-position-and-space-mode="label-alignment">
          <style:list-level-label-alignment text:label-followed-by="listtab" fo:margin-left="0.6027in" fo:text-indent="-0.1666in"/>
        </style:list-level-properties>
        <style:text-properties style:font-name="Times New Roman"/>
      </text:list-level-style-bullet>
      <text:list-level-style-bullet text:level="3" text:style-name="WW_CharLFO8LVL3" text:bullet-char="•">
        <style:list-level-properties text:space-before="0.9701in" text:min-label-width="0.1666in" text:list-level-position-and-space-mode="label-alignment">
          <style:list-level-label-alignment text:label-followed-by="listtab" fo:margin-left="1.1368in" fo:text-indent="-0.1666in"/>
        </style:list-level-properties>
        <style:text-properties style:font-name="Times New Roman"/>
      </text:list-level-style-bullet>
      <text:list-level-style-bullet text:level="4" text:style-name="WW_CharLFO8LVL4" text:bullet-char="•">
        <style:list-level-properties text:space-before="1.5041in" text:min-label-width="0.1666in" text:list-level-position-and-space-mode="label-alignment">
          <style:list-level-label-alignment text:label-followed-by="listtab" fo:margin-left="1.6708in" fo:text-indent="-0.1666in"/>
        </style:list-level-properties>
        <style:text-properties style:font-name="Times New Roman"/>
      </text:list-level-style-bullet>
      <text:list-level-style-bullet text:level="5" text:style-name="WW_CharLFO8LVL5" text:bullet-char="•">
        <style:list-level-properties text:space-before="2.0375in" text:min-label-width="0.1666in" text:list-level-position-and-space-mode="label-alignment">
          <style:list-level-label-alignment text:label-followed-by="listtab" fo:margin-left="2.2041in" fo:text-indent="-0.1666in"/>
        </style:list-level-properties>
        <style:text-properties style:font-name="Times New Roman"/>
      </text:list-level-style-bullet>
      <text:list-level-style-bullet text:level="6" text:style-name="WW_CharLFO8LVL6" text:bullet-char="•">
        <style:list-level-properties text:space-before="2.5715in" text:min-label-width="0.1666in" text:list-level-position-and-space-mode="label-alignment">
          <style:list-level-label-alignment text:label-followed-by="listtab" fo:margin-left="2.7381in" fo:text-indent="-0.1666in"/>
        </style:list-level-properties>
        <style:text-properties style:font-name="Times New Roman"/>
      </text:list-level-style-bullet>
      <text:list-level-style-bullet text:level="7" text:style-name="WW_CharLFO8LVL7" text:bullet-char="•">
        <style:list-level-properties text:space-before="3.1055in" text:min-label-width="0.1666in" text:list-level-position-and-space-mode="label-alignment">
          <style:list-level-label-alignment text:label-followed-by="listtab" fo:margin-left="3.2722in" fo:text-indent="-0.1666in"/>
        </style:list-level-properties>
        <style:text-properties style:font-name="Times New Roman"/>
      </text:list-level-style-bullet>
      <text:list-level-style-bullet text:level="8" text:style-name="WW_CharLFO8LVL8" text:bullet-char="•">
        <style:list-level-properties text:space-before="3.6388in" text:min-label-width="0.1666in" text:list-level-position-and-space-mode="label-alignment">
          <style:list-level-label-alignment text:label-followed-by="listtab" fo:margin-left="3.8055in" fo:text-indent="-0.1666in"/>
        </style:list-level-properties>
        <style:text-properties style:font-name="Times New Roman"/>
      </text:list-level-style-bullet>
      <text:list-level-style-bullet text:level="9" text:style-name="WW_CharLFO8LVL9" text:bullet-char="•">
        <style:list-level-properties text:space-before="4.1729in" text:min-label-width="0.1666in" text:list-level-position-and-space-mode="label-alignment">
          <style:list-level-label-alignment text:label-followed-by="listtab" fo:margin-left="4.3395in" fo:text-indent="-0.1666in"/>
        </style:list-level-properties>
        <style:text-properties style:font-name="Times New Roman"/>
      </text:list-level-style-bullet>
    </text:list-style>
    <style:style style:name="WW_CharLFO9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9LVL2" style:family="text">
      <style:text-properties style:font-name="Times New Roman"/>
    </style:style>
    <style:style style:name="WW_CharLFO9LVL3" style:family="text">
      <style:text-properties style:font-name="Times New Roman"/>
    </style:style>
    <style:style style:name="WW_CharLFO9LVL4" style:family="text">
      <style:text-properties style:font-name="Times New Roman"/>
    </style:style>
    <style:style style:name="WW_CharLFO9LVL5" style:family="text">
      <style:text-properties style:font-name="Times New Roman"/>
    </style:style>
    <style:style style:name="WW_CharLFO9LVL6" style:family="text">
      <style:text-properties style:font-name="Times New Roman"/>
    </style:style>
    <style:style style:name="WW_CharLFO9LVL7" style:family="text">
      <style:text-properties style:font-name="Times New Roman"/>
    </style:style>
    <style:style style:name="WW_CharLFO9LVL8" style:family="text">
      <style:text-properties style:font-name="Times New Roman"/>
    </style:style>
    <style:style style:name="WW_CharLFO9LVL9" style:family="text">
      <style:text-properties style:font-name="Times New Roman"/>
    </style:style>
    <text:list-style style:name="RTF_Num10" style:display-name="RTF_Num 10">
      <text:list-level-style-number text:level="1" text:style-name="WW_CharLFO9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9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9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9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9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9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9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9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9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0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text:list-style style:name="RTF_Num11" style:display-name="RTF_Num 11">
      <text:list-level-style-number text:level="1" text:style-name="WW_CharLFO10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0LVL2" text:bullet-char="•">
        <style:list-level-properties text:space-before="0.5888in" text:min-label-width="0.1666in" text:list-level-position-and-space-mode="label-alignment">
          <style:list-level-label-alignment text:label-followed-by="listtab" fo:margin-left="0.7555in" fo:text-indent="-0.1666in"/>
        </style:list-level-properties>
        <style:text-properties style:font-name="Times New Roman"/>
      </text:list-level-style-bullet>
      <text:list-level-style-bullet text:level="3" text:style-name="WW_CharLFO10LVL3" text:bullet-char="•">
        <style:list-level-properties text:space-before="1.0951in" text:min-label-width="0.1666in" text:list-level-position-and-space-mode="label-alignment">
          <style:list-level-label-alignment text:label-followed-by="listtab" fo:margin-left="1.2618in" fo:text-indent="-0.1666in"/>
        </style:list-level-properties>
        <style:text-properties style:font-name="Times New Roman"/>
      </text:list-level-style-bullet>
      <text:list-level-style-bullet text:level="4" text:style-name="WW_CharLFO10LVL4" text:bullet-char="•">
        <style:list-level-properties text:space-before="1.6013in" text:min-label-width="0.1666in" text:list-level-position-and-space-mode="label-alignment">
          <style:list-level-label-alignment text:label-followed-by="listtab" fo:margin-left="1.768in" fo:text-indent="-0.1666in"/>
        </style:list-level-properties>
        <style:text-properties style:font-name="Times New Roman"/>
      </text:list-level-style-bullet>
      <text:list-level-style-bullet text:level="5" text:style-name="WW_CharLFO10LVL5" text:bullet-char="•">
        <style:list-level-properties text:space-before="2.1069in" text:min-label-width="0.1666in" text:list-level-position-and-space-mode="label-alignment">
          <style:list-level-label-alignment text:label-followed-by="listtab" fo:margin-left="2.2736in" fo:text-indent="-0.1666in"/>
        </style:list-level-properties>
        <style:text-properties style:font-name="Times New Roman"/>
      </text:list-level-style-bullet>
      <text:list-level-style-bullet text:level="6" text:style-name="WW_CharLFO10LVL6" text:bullet-char="•">
        <style:list-level-properties text:space-before="2.6131in" text:min-label-width="0.1666in" text:list-level-position-and-space-mode="label-alignment">
          <style:list-level-label-alignment text:label-followed-by="listtab" fo:margin-left="2.7798in" fo:text-indent="-0.1666in"/>
        </style:list-level-properties>
        <style:text-properties style:font-name="Times New Roman"/>
      </text:list-level-style-bullet>
      <text:list-level-style-bullet text:level="7" text:style-name="WW_CharLFO10LVL7" text:bullet-char="•">
        <style:list-level-properties text:space-before="3.1194in" text:min-label-width="0.1666in" text:list-level-position-and-space-mode="label-alignment">
          <style:list-level-label-alignment text:label-followed-by="listtab" fo:margin-left="3.2861in" fo:text-indent="-0.1666in"/>
        </style:list-level-properties>
        <style:text-properties style:font-name="Times New Roman"/>
      </text:list-level-style-bullet>
      <text:list-level-style-bullet text:level="8" text:style-name="WW_CharLFO10LVL8" text:bullet-char="•">
        <style:list-level-properties text:space-before="3.625in" text:min-label-width="0.1666in" text:list-level-position-and-space-mode="label-alignment">
          <style:list-level-label-alignment text:label-followed-by="listtab" fo:margin-left="3.7916in" fo:text-indent="-0.1666in"/>
        </style:list-level-properties>
        <style:text-properties style:font-name="Times New Roman"/>
      </text:list-level-style-bullet>
      <text:list-level-style-bullet text:level="9" text:style-name="WW_CharLFO10LVL9" text:bullet-char="•">
        <style:list-level-properties text:space-before="4.1312in" text:min-label-width="0.1666in" text:list-level-position-and-space-mode="label-alignment">
          <style:list-level-label-alignment text:label-followed-by="listtab" fo:margin-left="4.2979in" fo:text-indent="-0.1666in"/>
        </style:list-level-properties>
        <style:text-properties style:font-name="Times New Roman"/>
      </text:list-level-style-bullet>
    </text:list-style>
    <style:style style:name="WW_CharLFO1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1LVL2" style:family="text">
      <style:text-properties style:font-name="Times New Roman"/>
    </style:style>
    <style:style style:name="WW_CharLFO11LVL3" style:family="text">
      <style:text-properties style:font-name="Times New Roman"/>
    </style:style>
    <style:style style:name="WW_CharLFO11LVL4" style:family="text">
      <style:text-properties style:font-name="Times New Roman"/>
    </style:style>
    <style:style style:name="WW_CharLFO11LVL5" style:family="text">
      <style:text-properties style:font-name="Times New Roman"/>
    </style:style>
    <style:style style:name="WW_CharLFO11LVL6" style:family="text">
      <style:text-properties style:font-name="Times New Roman"/>
    </style:style>
    <style:style style:name="WW_CharLFO11LVL7" style:family="text">
      <style:text-properties style:font-name="Times New Roman"/>
    </style:style>
    <style:style style:name="WW_CharLFO11LVL8" style:family="text">
      <style:text-properties style:font-name="Times New Roman"/>
    </style:style>
    <style:style style:name="WW_CharLFO11LVL9" style:family="text">
      <style:text-properties style:font-name="Times New Roman"/>
    </style:style>
    <text:list-style style:name="RTF_Num12" style:display-name="RTF_Num 12">
      <text:list-level-style-number text:level="1" text:style-name="WW_CharLFO11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1LVL2" text:bullet-char="•">
        <style:list-level-properties text:space-before="0.5888in" text:min-label-width="0.1666in" text:list-level-position-and-space-mode="label-alignment">
          <style:list-level-label-alignment text:label-followed-by="listtab" fo:margin-left="0.7555in" fo:text-indent="-0.1666in"/>
        </style:list-level-properties>
        <style:text-properties style:font-name="Times New Roman"/>
      </text:list-level-style-bullet>
      <text:list-level-style-bullet text:level="3" text:style-name="WW_CharLFO11LVL3" text:bullet-char="•">
        <style:list-level-properties text:space-before="1.0951in" text:min-label-width="0.1666in" text:list-level-position-and-space-mode="label-alignment">
          <style:list-level-label-alignment text:label-followed-by="listtab" fo:margin-left="1.2618in" fo:text-indent="-0.1666in"/>
        </style:list-level-properties>
        <style:text-properties style:font-name="Times New Roman"/>
      </text:list-level-style-bullet>
      <text:list-level-style-bullet text:level="4" text:style-name="WW_CharLFO11LVL4" text:bullet-char="•">
        <style:list-level-properties text:space-before="1.6013in" text:min-label-width="0.1666in" text:list-level-position-and-space-mode="label-alignment">
          <style:list-level-label-alignment text:label-followed-by="listtab" fo:margin-left="1.768in" fo:text-indent="-0.1666in"/>
        </style:list-level-properties>
        <style:text-properties style:font-name="Times New Roman"/>
      </text:list-level-style-bullet>
      <text:list-level-style-bullet text:level="5" text:style-name="WW_CharLFO11LVL5" text:bullet-char="•">
        <style:list-level-properties text:space-before="2.1076in" text:min-label-width="0.1666in" text:list-level-position-and-space-mode="label-alignment">
          <style:list-level-label-alignment text:label-followed-by="listtab" fo:margin-left="2.2743in" fo:text-indent="-0.1666in"/>
        </style:list-level-properties>
        <style:text-properties style:font-name="Times New Roman"/>
      </text:list-level-style-bullet>
      <text:list-level-style-bullet text:level="6" text:style-name="WW_CharLFO11LVL6" text:bullet-char="•">
        <style:list-level-properties text:space-before="2.6138in" text:min-label-width="0.1666in" text:list-level-position-and-space-mode="label-alignment">
          <style:list-level-label-alignment text:label-followed-by="listtab" fo:margin-left="2.7805in" fo:text-indent="-0.1666in"/>
        </style:list-level-properties>
        <style:text-properties style:font-name="Times New Roman"/>
      </text:list-level-style-bullet>
      <text:list-level-style-bullet text:level="7" text:style-name="WW_CharLFO11LVL7" text:bullet-char="•">
        <style:list-level-properties text:space-before="3.1194in" text:min-label-width="0.1666in" text:list-level-position-and-space-mode="label-alignment">
          <style:list-level-label-alignment text:label-followed-by="listtab" fo:margin-left="3.2861in" fo:text-indent="-0.1666in"/>
        </style:list-level-properties>
        <style:text-properties style:font-name="Times New Roman"/>
      </text:list-level-style-bullet>
      <text:list-level-style-bullet text:level="8" text:style-name="WW_CharLFO11LVL8" text:bullet-char="•">
        <style:list-level-properties text:space-before="3.6256in" text:min-label-width="0.1666in" text:list-level-position-and-space-mode="label-alignment">
          <style:list-level-label-alignment text:label-followed-by="listtab" fo:margin-left="3.7923in" fo:text-indent="-0.1666in"/>
        </style:list-level-properties>
        <style:text-properties style:font-name="Times New Roman"/>
      </text:list-level-style-bullet>
      <text:list-level-style-bullet text:level="9" text:style-name="WW_CharLFO11LVL9" text:bullet-char="•">
        <style:list-level-properties text:space-before="4.1319in" text:min-label-width="0.1666in" text:list-level-position-and-space-mode="label-alignment">
          <style:list-level-label-alignment text:label-followed-by="listtab" fo:margin-left="4.2986in" fo:text-indent="-0.1666in"/>
        </style:list-level-properties>
        <style:text-properties style:font-name="Times New Roman"/>
      </text:list-level-style-bullet>
    </text:list-style>
    <style:style style:name="WW_CharLFO12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2LVL2" style:family="text">
      <style:text-properties style:font-name="Times New Roman"/>
    </style:style>
    <style:style style:name="WW_CharLFO12LVL3" style:family="text">
      <style:text-properties style:font-name="Times New Roman"/>
    </style:style>
    <style:style style:name="WW_CharLFO12LVL4" style:family="text">
      <style:text-properties style:font-name="Times New Roman"/>
    </style:style>
    <style:style style:name="WW_CharLFO12LVL5" style:family="text">
      <style:text-properties style:font-name="Times New Roman"/>
    </style:style>
    <style:style style:name="WW_CharLFO12LVL6" style:family="text">
      <style:text-properties style:font-name="Times New Roman"/>
    </style:style>
    <style:style style:name="WW_CharLFO12LVL7" style:family="text">
      <style:text-properties style:font-name="Times New Roman"/>
    </style:style>
    <style:style style:name="WW_CharLFO12LVL8" style:family="text">
      <style:text-properties style:font-name="Times New Roman"/>
    </style:style>
    <style:style style:name="WW_CharLFO12LVL9" style:family="text">
      <style:text-properties style:font-name="Times New Roman"/>
    </style:style>
    <text:list-style style:name="RTF_Num13" style:display-name="RTF_Num 13">
      <text:list-level-style-number text:level="1" text:style-name="WW_CharLFO12LVL1" style:num-suffix="." style:num-format="1">
        <style:list-level-properties text:space-before="0.0743in" text:min-label-width="0.1666in" text:list-level-position-and-space-mode="label-alignment">
          <style:list-level-label-alignment text:label-followed-by="listtab" fo:margin-left="0.2409in" fo:text-indent="-0.1666in"/>
        </style:list-level-properties>
      </text:list-level-style-number>
      <text:list-level-style-bullet text:level="2" text:style-name="WW_CharLFO12LVL2" text:bullet-char="•">
        <style:list-level-properties text:space-before="0.6062in" text:min-label-width="0.1666in" text:list-level-position-and-space-mode="label-alignment">
          <style:list-level-label-alignment text:label-followed-by="listtab" fo:margin-left="0.7729in" fo:text-indent="-0.1666in"/>
        </style:list-level-properties>
        <style:text-properties style:font-name="Times New Roman"/>
      </text:list-level-style-bullet>
      <text:list-level-style-bullet text:level="3" text:style-name="WW_CharLFO12LVL3" text:bullet-char="•">
        <style:list-level-properties text:space-before="1.143in" text:min-label-width="0.1666in" text:list-level-position-and-space-mode="label-alignment">
          <style:list-level-label-alignment text:label-followed-by="listtab" fo:margin-left="1.3097in" fo:text-indent="-0.1666in"/>
        </style:list-level-properties>
        <style:text-properties style:font-name="Times New Roman"/>
      </text:list-level-style-bullet>
      <text:list-level-style-bullet text:level="4" text:style-name="WW_CharLFO12LVL4" text:bullet-char="•">
        <style:list-level-properties text:space-before="1.6798in" text:min-label-width="0.1666in" text:list-level-position-and-space-mode="label-alignment">
          <style:list-level-label-alignment text:label-followed-by="listtab" fo:margin-left="1.8465in" fo:text-indent="-0.1666in"/>
        </style:list-level-properties>
        <style:text-properties style:font-name="Times New Roman"/>
      </text:list-level-style-bullet>
      <text:list-level-style-bullet text:level="5" text:style-name="WW_CharLFO12LVL5" text:bullet-char="•">
        <style:list-level-properties text:space-before="2.2166in" text:min-label-width="0.1666in" text:list-level-position-and-space-mode="label-alignment">
          <style:list-level-label-alignment text:label-followed-by="listtab" fo:margin-left="2.3833in" fo:text-indent="-0.1666in"/>
        </style:list-level-properties>
        <style:text-properties style:font-name="Times New Roman"/>
      </text:list-level-style-bullet>
      <text:list-level-style-bullet text:level="6" text:style-name="WW_CharLFO12LVL6" text:bullet-char="•">
        <style:list-level-properties text:space-before="2.7534in" text:min-label-width="0.1666in" text:list-level-position-and-space-mode="label-alignment">
          <style:list-level-label-alignment text:label-followed-by="listtab" fo:margin-left="2.9201in" fo:text-indent="-0.1666in"/>
        </style:list-level-properties>
        <style:text-properties style:font-name="Times New Roman"/>
      </text:list-level-style-bullet>
      <text:list-level-style-bullet text:level="7" text:style-name="WW_CharLFO12LVL7" text:bullet-char="•">
        <style:list-level-properties text:space-before="3.2902in" text:min-label-width="0.1666in" text:list-level-position-and-space-mode="label-alignment">
          <style:list-level-label-alignment text:label-followed-by="listtab" fo:margin-left="3.4569in" fo:text-indent="-0.1666in"/>
        </style:list-level-properties>
        <style:text-properties style:font-name="Times New Roman"/>
      </text:list-level-style-bullet>
      <text:list-level-style-bullet text:level="8" text:style-name="WW_CharLFO12LVL8" text:bullet-char="•">
        <style:list-level-properties text:space-before="3.827in" text:min-label-width="0.1666in" text:list-level-position-and-space-mode="label-alignment">
          <style:list-level-label-alignment text:label-followed-by="listtab" fo:margin-left="3.9937in" fo:text-indent="-0.1666in"/>
        </style:list-level-properties>
        <style:text-properties style:font-name="Times New Roman"/>
      </text:list-level-style-bullet>
      <text:list-level-style-bullet text:level="9" text:style-name="WW_CharLFO12LVL9" text:bullet-char="•">
        <style:list-level-properties text:space-before="4.3638in" text:min-label-width="0.1666in" text:list-level-position-and-space-mode="label-alignment">
          <style:list-level-label-alignment text:label-followed-by="listtab" fo:margin-left="4.5305in" fo:text-indent="-0.1666in"/>
        </style:list-level-properties>
        <style:text-properties style:font-name="Times New Roman"/>
      </text:list-level-style-bullet>
    </text:list-style>
    <style:style style:name="WW_CharLFO1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3LVL2" style:family="text">
      <style:text-properties style:font-name="Times New Roman"/>
    </style:style>
    <style:style style:name="WW_CharLFO13LVL3" style:family="text">
      <style:text-properties style:font-name="Times New Roman"/>
    </style:style>
    <style:style style:name="WW_CharLFO13LVL4" style:family="text">
      <style:text-properties style:font-name="Times New Roman"/>
    </style:style>
    <style:style style:name="WW_CharLFO13LVL5" style:family="text">
      <style:text-properties style:font-name="Times New Roman"/>
    </style:style>
    <style:style style:name="WW_CharLFO13LVL6" style:family="text">
      <style:text-properties style:font-name="Times New Roman"/>
    </style:style>
    <style:style style:name="WW_CharLFO13LVL7" style:family="text">
      <style:text-properties style:font-name="Times New Roman"/>
    </style:style>
    <style:style style:name="WW_CharLFO13LVL8" style:family="text">
      <style:text-properties style:font-name="Times New Roman"/>
    </style:style>
    <style:style style:name="WW_CharLFO13LVL9" style:family="text">
      <style:text-properties style:font-name="Times New Roman"/>
    </style:style>
    <text:list-style style:name="RTF_Num14" style:display-name="RTF_Num 14">
      <text:list-level-style-number text:level="1" text:style-name="WW_CharLFO13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3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3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3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3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3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3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3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3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4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4LVL2" style:family="text">
      <style:text-properties style:font-name="Times New Roman"/>
    </style:style>
    <style:style style:name="WW_CharLFO14LVL3" style:family="text">
      <style:text-properties style:font-name="Times New Roman"/>
    </style:style>
    <style:style style:name="WW_CharLFO14LVL4" style:family="text">
      <style:text-properties style:font-name="Times New Roman"/>
    </style:style>
    <style:style style:name="WW_CharLFO14LVL5" style:family="text">
      <style:text-properties style:font-name="Times New Roman"/>
    </style:style>
    <style:style style:name="WW_CharLFO14LVL6" style:family="text">
      <style:text-properties style:font-name="Times New Roman"/>
    </style:style>
    <style:style style:name="WW_CharLFO14LVL7" style:family="text">
      <style:text-properties style:font-name="Times New Roman"/>
    </style:style>
    <style:style style:name="WW_CharLFO14LVL8" style:family="text">
      <style:text-properties style:font-name="Times New Roman"/>
    </style:style>
    <style:style style:name="WW_CharLFO14LVL9" style:family="text">
      <style:text-properties style:font-name="Times New Roman"/>
    </style:style>
    <text:list-style style:name="RTF_Num15" style:display-name="RTF_Num 15">
      <text:list-level-style-number text:level="1" text:style-name="WW_CharLFO14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4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4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4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4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4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4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4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4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5LVL2" style:family="text">
      <style:text-properties style:font-name="Times New Roman"/>
    </style:style>
    <style:style style:name="WW_CharLFO15LVL3" style:family="text">
      <style:text-properties style:font-name="Times New Roman"/>
    </style:style>
    <style:style style:name="WW_CharLFO15LVL4" style:family="text">
      <style:text-properties style:font-name="Times New Roman"/>
    </style:style>
    <style:style style:name="WW_CharLFO15LVL5" style:family="text">
      <style:text-properties style:font-name="Times New Roman"/>
    </style:style>
    <style:style style:name="WW_CharLFO15LVL6" style:family="text">
      <style:text-properties style:font-name="Times New Roman"/>
    </style:style>
    <style:style style:name="WW_CharLFO15LVL7" style:family="text">
      <style:text-properties style:font-name="Times New Roman"/>
    </style:style>
    <style:style style:name="WW_CharLFO15LVL8" style:family="text">
      <style:text-properties style:font-name="Times New Roman"/>
    </style:style>
    <style:style style:name="WW_CharLFO15LVL9" style:family="text">
      <style:text-properties style:font-name="Times New Roman"/>
    </style:style>
    <text:list-style style:name="RTF_Num16" style:display-name="RTF_Num 16">
      <text:list-level-style-number text:level="1" text:style-name="WW_CharLFO15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5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5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5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5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5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5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5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5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6LVL2" style:family="text">
      <style:text-properties style:font-name="Times New Roman"/>
    </style:style>
    <style:style style:name="WW_CharLFO16LVL3" style:family="text">
      <style:text-properties style:font-name="Times New Roman"/>
    </style:style>
    <style:style style:name="WW_CharLFO16LVL4" style:family="text">
      <style:text-properties style:font-name="Times New Roman"/>
    </style:style>
    <style:style style:name="WW_CharLFO16LVL5" style:family="text">
      <style:text-properties style:font-name="Times New Roman"/>
    </style:style>
    <style:style style:name="WW_CharLFO16LVL6" style:family="text">
      <style:text-properties style:font-name="Times New Roman"/>
    </style:style>
    <style:style style:name="WW_CharLFO16LVL7" style:family="text">
      <style:text-properties style:font-name="Times New Roman"/>
    </style:style>
    <style:style style:name="WW_CharLFO16LVL8" style:family="text">
      <style:text-properties style:font-name="Times New Roman"/>
    </style:style>
    <style:style style:name="WW_CharLFO16LVL9" style:family="text">
      <style:text-properties style:font-name="Times New Roman"/>
    </style:style>
    <text:list-style style:name="RTF_Num17" style:display-name="RTF_Num 17">
      <text:list-level-style-number text:level="1" text:style-name="WW_CharLFO16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6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6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6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6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6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6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6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6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7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7LVL2" style:family="text">
      <style:text-properties style:font-name="Times New Roman"/>
    </style:style>
    <style:style style:name="WW_CharLFO17LVL3" style:family="text">
      <style:text-properties style:font-name="Times New Roman"/>
    </style:style>
    <style:style style:name="WW_CharLFO17LVL4" style:family="text">
      <style:text-properties style:font-name="Times New Roman"/>
    </style:style>
    <style:style style:name="WW_CharLFO17LVL5" style:family="text">
      <style:text-properties style:font-name="Times New Roman"/>
    </style:style>
    <style:style style:name="WW_CharLFO17LVL6" style:family="text">
      <style:text-properties style:font-name="Times New Roman"/>
    </style:style>
    <style:style style:name="WW_CharLFO17LVL7" style:family="text">
      <style:text-properties style:font-name="Times New Roman"/>
    </style:style>
    <style:style style:name="WW_CharLFO17LVL8" style:family="text">
      <style:text-properties style:font-name="Times New Roman"/>
    </style:style>
    <style:style style:name="WW_CharLFO17LVL9" style:family="text">
      <style:text-properties style:font-name="Times New Roman"/>
    </style:style>
    <text:list-style style:name="RTF_Num18" style:display-name="RTF_Num 18">
      <text:list-level-style-number text:level="1" text:style-name="WW_CharLFO17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7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7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7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7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7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7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7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7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18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8LVL2" style:family="text">
      <style:text-properties style:font-name="Times New Roman"/>
    </style:style>
    <style:style style:name="WW_CharLFO18LVL3" style:family="text">
      <style:text-properties style:font-name="Times New Roman"/>
    </style:style>
    <style:style style:name="WW_CharLFO18LVL4" style:family="text">
      <style:text-properties style:font-name="Times New Roman"/>
    </style:style>
    <style:style style:name="WW_CharLFO18LVL5" style:family="text">
      <style:text-properties style:font-name="Times New Roman"/>
    </style:style>
    <style:style style:name="WW_CharLFO18LVL6" style:family="text">
      <style:text-properties style:font-name="Times New Roman"/>
    </style:style>
    <style:style style:name="WW_CharLFO18LVL7" style:family="text">
      <style:text-properties style:font-name="Times New Roman"/>
    </style:style>
    <style:style style:name="WW_CharLFO18LVL8" style:family="text">
      <style:text-properties style:font-name="Times New Roman"/>
    </style:style>
    <style:style style:name="WW_CharLFO18LVL9" style:family="text">
      <style:text-properties style:font-name="Times New Roman"/>
    </style:style>
    <text:list-style style:name="RTF_Num19" style:display-name="RTF_Num 19">
      <text:list-level-style-number text:level="1" text:style-name="WW_CharLFO18LVL1" style:num-suffix="." style:num-format="1" text:start-value="2">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8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8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8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8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8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8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8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8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19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9LVL2" style:family="text">
      <style:text-properties style:font-name="Times New Roman"/>
    </style:style>
    <style:style style:name="WW_CharLFO19LVL3" style:family="text">
      <style:text-properties style:font-name="Times New Roman"/>
    </style:style>
    <style:style style:name="WW_CharLFO19LVL4" style:family="text">
      <style:text-properties style:font-name="Times New Roman"/>
    </style:style>
    <style:style style:name="WW_CharLFO19LVL5" style:family="text">
      <style:text-properties style:font-name="Times New Roman"/>
    </style:style>
    <style:style style:name="WW_CharLFO19LVL6" style:family="text">
      <style:text-properties style:font-name="Times New Roman"/>
    </style:style>
    <style:style style:name="WW_CharLFO19LVL7" style:family="text">
      <style:text-properties style:font-name="Times New Roman"/>
    </style:style>
    <style:style style:name="WW_CharLFO19LVL8" style:family="text">
      <style:text-properties style:font-name="Times New Roman"/>
    </style:style>
    <style:style style:name="WW_CharLFO19LVL9" style:family="text">
      <style:text-properties style:font-name="Times New Roman"/>
    </style:style>
    <text:list-style style:name="RTF_Num20" style:display-name="RTF_Num 20">
      <text:list-level-style-number text:level="1" text:style-name="WW_CharLFO19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9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9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9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9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9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9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9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9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20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0LVL2" style:family="text">
      <style:text-properties style:font-name="Times New Roman"/>
    </style:style>
    <style:style style:name="WW_CharLFO20LVL3" style:family="text">
      <style:text-properties style:font-name="Times New Roman"/>
    </style:style>
    <style:style style:name="WW_CharLFO20LVL4" style:family="text">
      <style:text-properties style:font-name="Times New Roman"/>
    </style:style>
    <style:style style:name="WW_CharLFO20LVL5" style:family="text">
      <style:text-properties style:font-name="Times New Roman"/>
    </style:style>
    <style:style style:name="WW_CharLFO20LVL6" style:family="text">
      <style:text-properties style:font-name="Times New Roman"/>
    </style:style>
    <style:style style:name="WW_CharLFO20LVL7" style:family="text">
      <style:text-properties style:font-name="Times New Roman"/>
    </style:style>
    <style:style style:name="WW_CharLFO20LVL8" style:family="text">
      <style:text-properties style:font-name="Times New Roman"/>
    </style:style>
    <style:style style:name="WW_CharLFO20LVL9" style:family="text">
      <style:text-properties style:font-name="Times New Roman"/>
    </style:style>
    <text:list-style style:name="RTF_Num210" style:display-name="RTF_Num 21">
      <text:list-level-style-number text:level="1" text:style-name="WW_CharLFO20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20LVL2" text:bullet-char="•">
        <style:list-level-properties text:space-before="0.5986in" text:min-label-width="0.1666in" text:list-level-position-and-space-mode="label-alignment">
          <style:list-level-label-alignment text:label-followed-by="listtab" fo:margin-left="0.7652in" fo:text-indent="-0.1666in"/>
        </style:list-level-properties>
        <style:text-properties style:font-name="Times New Roman"/>
      </text:list-level-style-bullet>
      <text:list-level-style-bullet text:level="3" text:style-name="WW_CharLFO20LVL3" text:bullet-char="•">
        <style:list-level-properties text:space-before="1.1145in" text:min-label-width="0.1666in" text:list-level-position-and-space-mode="label-alignment">
          <style:list-level-label-alignment text:label-followed-by="listtab" fo:margin-left="1.2812in" fo:text-indent="-0.1666in"/>
        </style:list-level-properties>
        <style:text-properties style:font-name="Times New Roman"/>
      </text:list-level-style-bullet>
      <text:list-level-style-bullet text:level="4" text:style-name="WW_CharLFO20LVL4" text:bullet-char="•">
        <style:list-level-properties text:space-before="1.6305in" text:min-label-width="0.1666in" text:list-level-position-and-space-mode="label-alignment">
          <style:list-level-label-alignment text:label-followed-by="listtab" fo:margin-left="1.7972in" fo:text-indent="-0.1666in"/>
        </style:list-level-properties>
        <style:text-properties style:font-name="Times New Roman"/>
      </text:list-level-style-bullet>
      <text:list-level-style-bullet text:level="5" text:style-name="WW_CharLFO20LVL5" text:bullet-char="•">
        <style:list-level-properties text:space-before="2.1465in" text:min-label-width="0.1666in" text:list-level-position-and-space-mode="label-alignment">
          <style:list-level-label-alignment text:label-followed-by="listtab" fo:margin-left="2.3131in" fo:text-indent="-0.1666in"/>
        </style:list-level-properties>
        <style:text-properties style:font-name="Times New Roman"/>
      </text:list-level-style-bullet>
      <text:list-level-style-bullet text:level="6" text:style-name="WW_CharLFO20LVL6" text:bullet-char="•">
        <style:list-level-properties text:space-before="2.6625in" text:min-label-width="0.1666in" text:list-level-position-and-space-mode="label-alignment">
          <style:list-level-label-alignment text:label-followed-by="listtab" fo:margin-left="2.8291in" fo:text-indent="-0.1666in"/>
        </style:list-level-properties>
        <style:text-properties style:font-name="Times New Roman"/>
      </text:list-level-style-bullet>
      <text:list-level-style-bullet text:level="7" text:style-name="WW_CharLFO20LVL7" text:bullet-char="•">
        <style:list-level-properties text:space-before="3.1777in" text:min-label-width="0.1666in" text:list-level-position-and-space-mode="label-alignment">
          <style:list-level-label-alignment text:label-followed-by="listtab" fo:margin-left="3.3444in" fo:text-indent="-0.1666in"/>
        </style:list-level-properties>
        <style:text-properties style:font-name="Times New Roman"/>
      </text:list-level-style-bullet>
      <text:list-level-style-bullet text:level="8" text:style-name="WW_CharLFO20LVL8" text:bullet-char="•">
        <style:list-level-properties text:space-before="3.6937in" text:min-label-width="0.1666in" text:list-level-position-and-space-mode="label-alignment">
          <style:list-level-label-alignment text:label-followed-by="listtab" fo:margin-left="3.8604in" fo:text-indent="-0.1666in"/>
        </style:list-level-properties>
        <style:text-properties style:font-name="Times New Roman"/>
      </text:list-level-style-bullet>
      <text:list-level-style-bullet text:level="9" text:style-name="WW_CharLFO20LVL9" text:bullet-char="•">
        <style:list-level-properties text:space-before="4.2097in" text:min-label-width="0.1666in" text:list-level-position-and-space-mode="label-alignment">
          <style:list-level-label-alignment text:label-followed-by="listtab" fo:margin-left="4.3763in" fo:text-indent="-0.1666in"/>
        </style:list-level-properties>
        <style:text-properties style:font-name="Times New Roman"/>
      </text:list-level-style-bullet>
    </text:list-style>
    <style:style style:name="WW_CharLFO2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1LVL2" style:family="text">
      <style:text-properties style:font-name="Times New Roman"/>
    </style:style>
    <style:style style:name="WW_CharLFO21LVL3" style:family="text">
      <style:text-properties style:font-name="Times New Roman"/>
    </style:style>
    <style:style style:name="WW_CharLFO21LVL4" style:family="text">
      <style:text-properties style:font-name="Times New Roman"/>
    </style:style>
    <style:style style:name="WW_CharLFO21LVL5" style:family="text">
      <style:text-properties style:font-name="Times New Roman"/>
    </style:style>
    <style:style style:name="WW_CharLFO21LVL6" style:family="text">
      <style:text-properties style:font-name="Times New Roman"/>
    </style:style>
    <style:style style:name="WW_CharLFO21LVL7" style:family="text">
      <style:text-properties style:font-name="Times New Roman"/>
    </style:style>
    <style:style style:name="WW_CharLFO21LVL8" style:family="text">
      <style:text-properties style:font-name="Times New Roman"/>
    </style:style>
    <style:style style:name="WW_CharLFO21LVL9" style:family="text">
      <style:text-properties style:font-name="Times New Roman"/>
    </style:style>
    <text:list-style style:name="RTF_Num220" style:display-name="RTF_Num 22">
      <text:list-level-style-number text:level="1" text:style-name="WW_CharLFO21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21LVL2" text:bullet-char="•">
        <style:list-level-properties text:space-before="0.609in" text:min-label-width="0.1666in" text:list-level-position-and-space-mode="label-alignment">
          <style:list-level-label-alignment text:label-followed-by="listtab" fo:margin-left="0.7756in" fo:text-indent="-0.1666in"/>
        </style:list-level-properties>
        <style:text-properties style:font-name="Times New Roman"/>
      </text:list-level-style-bullet>
      <text:list-level-style-bullet text:level="3" text:style-name="WW_CharLFO21LVL3" text:bullet-char="•">
        <style:list-level-properties text:space-before="1.1347in" text:min-label-width="0.1666in" text:list-level-position-and-space-mode="label-alignment">
          <style:list-level-label-alignment text:label-followed-by="listtab" fo:margin-left="1.3013in" fo:text-indent="-0.1666in"/>
        </style:list-level-properties>
        <style:text-properties style:font-name="Times New Roman"/>
      </text:list-level-style-bullet>
      <text:list-level-style-bullet text:level="4" text:style-name="WW_CharLFO21LVL4" text:bullet-char="•">
        <style:list-level-properties text:space-before="1.6604in" text:min-label-width="0.1666in" text:list-level-position-and-space-mode="label-alignment">
          <style:list-level-label-alignment text:label-followed-by="listtab" fo:margin-left="1.827in" fo:text-indent="-0.1666in"/>
        </style:list-level-properties>
        <style:text-properties style:font-name="Times New Roman"/>
      </text:list-level-style-bullet>
      <text:list-level-style-bullet text:level="5" text:style-name="WW_CharLFO21LVL5" text:bullet-char="•">
        <style:list-level-properties text:space-before="2.1861in" text:min-label-width="0.1666in" text:list-level-position-and-space-mode="label-alignment">
          <style:list-level-label-alignment text:label-followed-by="listtab" fo:margin-left="2.3527in" fo:text-indent="-0.1666in"/>
        </style:list-level-properties>
        <style:text-properties style:font-name="Times New Roman"/>
      </text:list-level-style-bullet>
      <text:list-level-style-bullet text:level="6" text:style-name="WW_CharLFO21LVL6" text:bullet-char="•">
        <style:list-level-properties text:space-before="2.7125in" text:min-label-width="0.1666in" text:list-level-position-and-space-mode="label-alignment">
          <style:list-level-label-alignment text:label-followed-by="listtab" fo:margin-left="2.8791in" fo:text-indent="-0.1666in"/>
        </style:list-level-properties>
        <style:text-properties style:font-name="Times New Roman"/>
      </text:list-level-style-bullet>
      <text:list-level-style-bullet text:level="7" text:style-name="WW_CharLFO21LVL7" text:bullet-char="•">
        <style:list-level-properties text:space-before="3.2381in" text:min-label-width="0.1666in" text:list-level-position-and-space-mode="label-alignment">
          <style:list-level-label-alignment text:label-followed-by="listtab" fo:margin-left="3.4048in" fo:text-indent="-0.1666in"/>
        </style:list-level-properties>
        <style:text-properties style:font-name="Times New Roman"/>
      </text:list-level-style-bullet>
      <text:list-level-style-bullet text:level="8" text:style-name="WW_CharLFO21LVL8" text:bullet-char="•">
        <style:list-level-properties text:space-before="3.7638in" text:min-label-width="0.1666in" text:list-level-position-and-space-mode="label-alignment">
          <style:list-level-label-alignment text:label-followed-by="listtab" fo:margin-left="3.9305in" fo:text-indent="-0.1666in"/>
        </style:list-level-properties>
        <style:text-properties style:font-name="Times New Roman"/>
      </text:list-level-style-bullet>
      <text:list-level-style-bullet text:level="9" text:style-name="WW_CharLFO21LVL9" text:bullet-char="•">
        <style:list-level-properties text:space-before="4.2895in" text:min-label-width="0.1666in" text:list-level-position-and-space-mode="label-alignment">
          <style:list-level-label-alignment text:label-followed-by="listtab" fo:margin-left="4.4562in" fo:text-indent="-0.1666in"/>
        </style:list-level-properties>
        <style:text-properties style:font-name="Times New Roman"/>
      </text:list-level-style-bullet>
    </text:list-style>
    <style:style style:name="WW_CharLFO22LVL2" style:family="text">
      <style:text-properties style:text-scale="100%"/>
    </style:style>
    <style:style style:name="WW_CharLFO22LVL3" style:family="text">
      <style:text-properties style:font-name="Times New Roman"/>
    </style:style>
    <style:style style:name="WW_CharLFO22LVL4" style:family="text">
      <style:text-properties style:font-name="Times New Roman"/>
    </style:style>
    <style:style style:name="WW_CharLFO22LVL5" style:family="text">
      <style:text-properties style:font-name="Times New Roman"/>
    </style:style>
    <style:style style:name="WW_CharLFO22LVL6" style:family="text">
      <style:text-properties style:font-name="Times New Roman"/>
    </style:style>
    <style:style style:name="WW_CharLFO22LVL7" style:family="text">
      <style:text-properties style:font-name="Times New Roman"/>
    </style:style>
    <style:style style:name="WW_CharLFO22LVL8" style:family="text">
      <style:text-properties style:font-name="Times New Roman"/>
    </style:style>
    <style:style style:name="WW_CharLFO22LVL9" style:family="text">
      <style:text-properties style:font-name="Times New Roman"/>
    </style:style>
    <text:list-style style:name="RTF_Num230" style:display-name="RTF_Num 23">
      <text:list-level-style-number text:level="1" style:num-format="1" text:start-value="3">
        <style:list-level-properties text:space-before="0in" text:min-label-width="0.352in" text:list-level-position-and-space-mode="label-alignment">
          <style:list-level-label-alignment text:label-followed-by="listtab" fo:margin-left="0.352in" fo:text-indent="-0.352in"/>
        </style:list-level-properties>
      </text:list-level-style-number>
      <text:list-level-style-number text:level="2" text:style-name="WW_CharLFO22LVL2" style:num-format="1" text:display-levels="2">
        <style:list-level-properties text:space-before="0in" text:min-label-width="0.352in" text:list-level-position-and-space-mode="label-alignment">
          <style:list-level-label-alignment text:label-followed-by="listtab" fo:margin-left="0.352in" fo:text-indent="-0.352in"/>
        </style:list-level-properties>
      </text:list-level-style-number>
      <text:list-level-style-bullet text:level="3" text:style-name="WW_CharLFO22LVL3" text:bullet-char="•">
        <style:list-level-properties text:space-before="1.1902in" text:min-label-width="0.352in" text:list-level-position-and-space-mode="label-alignment">
          <style:list-level-label-alignment text:label-followed-by="listtab" fo:margin-left="1.5423in" fo:text-indent="-0.352in"/>
        </style:list-level-properties>
        <style:text-properties style:font-name="Times New Roman"/>
      </text:list-level-style-bullet>
      <text:list-level-style-bullet text:level="4" text:style-name="WW_CharLFO22LVL4" text:bullet-char="•">
        <style:list-level-properties text:space-before="1.8708in" text:min-label-width="0.352in" text:list-level-position-and-space-mode="label-alignment">
          <style:list-level-label-alignment text:label-followed-by="listtab" fo:margin-left="2.2229in" fo:text-indent="-0.352in"/>
        </style:list-level-properties>
        <style:text-properties style:font-name="Times New Roman"/>
      </text:list-level-style-bullet>
      <text:list-level-style-bullet text:level="5" text:style-name="WW_CharLFO22LVL5" text:bullet-char="•">
        <style:list-level-properties text:space-before="2.552in" text:min-label-width="0.352in" text:list-level-position-and-space-mode="label-alignment">
          <style:list-level-label-alignment text:label-followed-by="listtab" fo:margin-left="2.9041in" fo:text-indent="-0.352in"/>
        </style:list-level-properties>
        <style:text-properties style:font-name="Times New Roman"/>
      </text:list-level-style-bullet>
      <text:list-level-style-bullet text:level="6" text:style-name="WW_CharLFO22LVL6" text:bullet-char="•">
        <style:list-level-properties text:space-before="3.2333in" text:min-label-width="0.352in" text:list-level-position-and-space-mode="label-alignment">
          <style:list-level-label-alignment text:label-followed-by="listtab" fo:margin-left="3.5854in" fo:text-indent="-0.352in"/>
        </style:list-level-properties>
        <style:text-properties style:font-name="Times New Roman"/>
      </text:list-level-style-bullet>
      <text:list-level-style-bullet text:level="7" text:style-name="WW_CharLFO22LVL7" text:bullet-char="•">
        <style:list-level-properties text:space-before="3.9138in" text:min-label-width="0.352in" text:list-level-position-and-space-mode="label-alignment">
          <style:list-level-label-alignment text:label-followed-by="listtab" fo:margin-left="4.2659in" fo:text-indent="-0.352in"/>
        </style:list-level-properties>
        <style:text-properties style:font-name="Times New Roman"/>
      </text:list-level-style-bullet>
      <text:list-level-style-bullet text:level="8" text:style-name="WW_CharLFO22LVL8" text:bullet-char="•">
        <style:list-level-properties text:space-before="4.5951in" text:min-label-width="0.352in" text:list-level-position-and-space-mode="label-alignment">
          <style:list-level-label-alignment text:label-followed-by="listtab" fo:margin-left="4.9472in" fo:text-indent="-0.352in"/>
        </style:list-level-properties>
        <style:text-properties style:font-name="Times New Roman"/>
      </text:list-level-style-bullet>
      <text:list-level-style-bullet text:level="9" text:style-name="WW_CharLFO22LVL9" text:bullet-char="•">
        <style:list-level-properties text:space-before="5.2763in" text:min-label-width="0.352in" text:list-level-position-and-space-mode="label-alignment">
          <style:list-level-label-alignment text:label-followed-by="listtab" fo:margin-left="5.6284in" fo:text-indent="-0.352in"/>
        </style:list-level-properties>
        <style:text-properties style:font-name="Times New Roman"/>
      </text:list-level-style-bullet>
    </text:list-style>
    <style:style style:name="WW_CharLFO2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99%" fo:font-size="12pt" style:font-size-asian="12pt"/>
    </style:style>
    <style:style style:name="WW_CharLFO23LVL2" style:family="text">
      <style:text-properties style:font-name="Times New Roman"/>
    </style:style>
    <style:style style:name="WW_CharLFO23LVL3" style:family="text">
      <style:text-properties style:font-name="Times New Roman"/>
    </style:style>
    <style:style style:name="WW_CharLFO23LVL4" style:family="text">
      <style:text-properties style:font-name="Times New Roman"/>
    </style:style>
    <style:style style:name="WW_CharLFO23LVL5" style:family="text">
      <style:text-properties style:font-name="Times New Roman"/>
    </style:style>
    <style:style style:name="WW_CharLFO23LVL6" style:family="text">
      <style:text-properties style:font-name="Times New Roman"/>
    </style:style>
    <style:style style:name="WW_CharLFO23LVL7" style:family="text">
      <style:text-properties style:font-name="Times New Roman"/>
    </style:style>
    <style:style style:name="WW_CharLFO23LVL8" style:family="text">
      <style:text-properties style:font-name="Times New Roman"/>
    </style:style>
    <style:style style:name="WW_CharLFO23LVL9" style:family="text">
      <style:text-properties style:font-name="Times New Roman"/>
    </style:style>
    <text:list-style style:name="RTF_Num240" style:display-name="RTF_Num 24">
      <text:list-level-style-bullet text:level="1" text:style-name="WW_CharLFO23LVL1" text:bullet-char="-">
        <style:list-level-properties text:space-before="0.1812in" text:min-label-width="0.0972in" text:list-level-position-and-space-mode="label-alignment">
          <style:list-level-label-alignment text:label-followed-by="listtab" fo:margin-left="0.2784in" fo:text-indent="-0.0972in"/>
        </style:list-level-properties>
        <style:text-properties style:font-name="Times New Roman"/>
      </text:list-level-style-bullet>
      <text:list-level-style-bullet text:level="2" text:style-name="WW_CharLFO23LVL2" text:bullet-char="•">
        <style:list-level-properties text:space-before="0.8513in" text:min-label-width="0.0972in" text:list-level-position-and-space-mode="label-alignment">
          <style:list-level-label-alignment text:label-followed-by="listtab" fo:margin-left="0.9486in" fo:text-indent="-0.0972in"/>
        </style:list-level-properties>
        <style:text-properties style:font-name="Times New Roman"/>
      </text:list-level-style-bullet>
      <text:list-level-style-bullet text:level="3" text:style-name="WW_CharLFO23LVL3" text:bullet-char="•">
        <style:list-level-properties text:space-before="1.5229in" text:min-label-width="0.0972in" text:list-level-position-and-space-mode="label-alignment">
          <style:list-level-label-alignment text:label-followed-by="listtab" fo:margin-left="1.6201in" fo:text-indent="-0.0972in"/>
        </style:list-level-properties>
        <style:text-properties style:font-name="Times New Roman"/>
      </text:list-level-style-bullet>
      <text:list-level-style-bullet text:level="4" text:style-name="WW_CharLFO23LVL4" text:bullet-char="•">
        <style:list-level-properties text:space-before="2.1937in" text:min-label-width="0.0972in" text:list-level-position-and-space-mode="label-alignment">
          <style:list-level-label-alignment text:label-followed-by="listtab" fo:margin-left="2.2909in" fo:text-indent="-0.0972in"/>
        </style:list-level-properties>
        <style:text-properties style:font-name="Times New Roman"/>
      </text:list-level-style-bullet>
      <text:list-level-style-bullet text:level="5" text:style-name="WW_CharLFO23LVL5" text:bullet-char="•">
        <style:list-level-properties text:space-before="2.8652in" text:min-label-width="0.0972in" text:list-level-position-and-space-mode="label-alignment">
          <style:list-level-label-alignment text:label-followed-by="listtab" fo:margin-left="2.9625in" fo:text-indent="-0.0972in"/>
        </style:list-level-properties>
        <style:text-properties style:font-name="Times New Roman"/>
      </text:list-level-style-bullet>
      <text:list-level-style-bullet text:level="6" text:style-name="WW_CharLFO23LVL6" text:bullet-char="•">
        <style:list-level-properties text:space-before="3.5368in" text:min-label-width="0.0972in" text:list-level-position-and-space-mode="label-alignment">
          <style:list-level-label-alignment text:label-followed-by="listtab" fo:margin-left="3.634in" fo:text-indent="-0.0972in"/>
        </style:list-level-properties>
        <style:text-properties style:font-name="Times New Roman"/>
      </text:list-level-style-bullet>
      <text:list-level-style-bullet text:level="7" text:style-name="WW_CharLFO23LVL7" text:bullet-char="•">
        <style:list-level-properties text:space-before="4.2076in" text:min-label-width="0.0972in" text:list-level-position-and-space-mode="label-alignment">
          <style:list-level-label-alignment text:label-followed-by="listtab" fo:margin-left="4.3048in" fo:text-indent="-0.0972in"/>
        </style:list-level-properties>
        <style:text-properties style:font-name="Times New Roman"/>
      </text:list-level-style-bullet>
      <text:list-level-style-bullet text:level="8" text:style-name="WW_CharLFO23LVL8" text:bullet-char="•">
        <style:list-level-properties text:space-before="4.8791in" text:min-label-width="0.0972in" text:list-level-position-and-space-mode="label-alignment">
          <style:list-level-label-alignment text:label-followed-by="listtab" fo:margin-left="4.9763in" fo:text-indent="-0.0972in"/>
        </style:list-level-properties>
        <style:text-properties style:font-name="Times New Roman"/>
      </text:list-level-style-bullet>
      <text:list-level-style-bullet text:level="9" text:style-name="WW_CharLFO23LVL9" text:bullet-char="•">
        <style:list-level-properties text:space-before="5.5506in" text:min-label-width="0.0972in" text:list-level-position-and-space-mode="label-alignment">
          <style:list-level-label-alignment text:label-followed-by="listtab" fo:margin-left="5.6479in" fo:text-indent="-0.0972in"/>
        </style:list-level-properties>
        <style:text-properties style:font-name="Times New Roman"/>
      </text:list-level-style-bullet>
    </text:list-style>
    <style:style style:name="WW_CharLFO24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2pt" style:font-size-asian="12pt"/>
    </style:style>
    <style:style style:name="WW_CharLFO24LVL2" style:family="text">
      <style:text-properties style:font-name="Times New Roman"/>
    </style:style>
    <style:style style:name="WW_CharLFO24LVL3" style:family="text">
      <style:text-properties style:font-name="Times New Roman"/>
    </style:style>
    <style:style style:name="WW_CharLFO24LVL4" style:family="text">
      <style:text-properties style:font-name="Times New Roman"/>
    </style:style>
    <style:style style:name="WW_CharLFO24LVL5" style:family="text">
      <style:text-properties style:font-name="Times New Roman"/>
    </style:style>
    <style:style style:name="WW_CharLFO24LVL6" style:family="text">
      <style:text-properties style:font-name="Times New Roman"/>
    </style:style>
    <style:style style:name="WW_CharLFO24LVL7" style:family="text">
      <style:text-properties style:font-name="Times New Roman"/>
    </style:style>
    <style:style style:name="WW_CharLFO24LVL8" style:family="text">
      <style:text-properties style:font-name="Times New Roman"/>
    </style:style>
    <style:style style:name="WW_CharLFO24LVL9" style:family="text">
      <style:text-properties style:font-name="Times New Roman"/>
    </style:style>
    <text:list-style style:name="RTF_Num250" style:display-name="RTF_Num 25">
      <text:list-level-style-bullet text:level="1" text:style-name="WW_CharLFO24LVL1" text:bullet-char="">
        <style:list-level-properties text:space-before="0.6729in" text:min-label-width="0.1986in" text:list-level-position-and-space-mode="label-alignment">
          <style:list-level-label-alignment text:label-followed-by="listtab" fo:margin-left="0.8715in" fo:text-indent="-0.1986in"/>
        </style:list-level-properties>
        <style:text-properties style:font-name="Symbol"/>
      </text:list-level-style-bullet>
      <text:list-level-style-bullet text:level="2" text:style-name="WW_CharLFO24LVL2" text:bullet-char="•">
        <style:list-level-properties text:space-before="1.2875in" text:min-label-width="0.1986in" text:list-level-position-and-space-mode="label-alignment">
          <style:list-level-label-alignment text:label-followed-by="listtab" fo:margin-left="1.4861in" fo:text-indent="-0.1986in"/>
        </style:list-level-properties>
        <style:text-properties style:font-name="Times New Roman"/>
      </text:list-level-style-bullet>
      <text:list-level-style-bullet text:level="3" text:style-name="WW_CharLFO24LVL3" text:bullet-char="•">
        <style:list-level-properties text:space-before="1.8993in" text:min-label-width="0.1986in" text:list-level-position-and-space-mode="label-alignment">
          <style:list-level-label-alignment text:label-followed-by="listtab" fo:margin-left="2.0979in" fo:text-indent="-0.1986in"/>
        </style:list-level-properties>
        <style:text-properties style:font-name="Times New Roman"/>
      </text:list-level-style-bullet>
      <text:list-level-style-bullet text:level="4" text:style-name="WW_CharLFO24LVL4" text:bullet-char="•">
        <style:list-level-properties text:space-before="2.5104in" text:min-label-width="0.1986in" text:list-level-position-and-space-mode="label-alignment">
          <style:list-level-label-alignment text:label-followed-by="listtab" fo:margin-left="2.709in" fo:text-indent="-0.1986in"/>
        </style:list-level-properties>
        <style:text-properties style:font-name="Times New Roman"/>
      </text:list-level-style-bullet>
      <text:list-level-style-bullet text:level="5" text:style-name="WW_CharLFO24LVL5" text:bullet-char="•">
        <style:list-level-properties text:space-before="3.1222in" text:min-label-width="0.1986in" text:list-level-position-and-space-mode="label-alignment">
          <style:list-level-label-alignment text:label-followed-by="listtab" fo:margin-left="3.3208in" fo:text-indent="-0.1986in"/>
        </style:list-level-properties>
        <style:text-properties style:font-name="Times New Roman"/>
      </text:list-level-style-bullet>
      <text:list-level-style-bullet text:level="6" text:style-name="WW_CharLFO24LVL6" text:bullet-char="•">
        <style:list-level-properties text:space-before="3.734in" text:min-label-width="0.1986in" text:list-level-position-and-space-mode="label-alignment">
          <style:list-level-label-alignment text:label-followed-by="listtab" fo:margin-left="3.9326in" fo:text-indent="-0.1986in"/>
        </style:list-level-properties>
        <style:text-properties style:font-name="Times New Roman"/>
      </text:list-level-style-bullet>
      <text:list-level-style-bullet text:level="7" text:style-name="WW_CharLFO24LVL7" text:bullet-char="•">
        <style:list-level-properties text:space-before="4.3451in" text:min-label-width="0.1986in" text:list-level-position-and-space-mode="label-alignment">
          <style:list-level-label-alignment text:label-followed-by="listtab" fo:margin-left="4.5437in" fo:text-indent="-0.1986in"/>
        </style:list-level-properties>
        <style:text-properties style:font-name="Times New Roman"/>
      </text:list-level-style-bullet>
      <text:list-level-style-bullet text:level="8" text:style-name="WW_CharLFO24LVL8" text:bullet-char="•">
        <style:list-level-properties text:space-before="4.9569in" text:min-label-width="0.1986in" text:list-level-position-and-space-mode="label-alignment">
          <style:list-level-label-alignment text:label-followed-by="listtab" fo:margin-left="5.1555in" fo:text-indent="-0.1986in"/>
        </style:list-level-properties>
        <style:text-properties style:font-name="Times New Roman"/>
      </text:list-level-style-bullet>
      <text:list-level-style-bullet text:level="9" text:style-name="WW_CharLFO24LVL9" text:bullet-char="•">
        <style:list-level-properties text:space-before="5.5687in" text:min-label-width="0.1986in" text:list-level-position-and-space-mode="label-alignment">
          <style:list-level-label-alignment text:label-followed-by="listtab" fo:margin-left="5.7673in" fo:text-indent="-0.1986in"/>
        </style:list-level-properties>
        <style:text-properties style:font-name="Times New Roman"/>
      </text:list-level-style-bullet>
    </text:list-style>
    <style:style style:name="WW_CharLFO2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5LVL2" style:family="text">
      <style:text-properties style:font-name="Times New Roman"/>
    </style:style>
    <style:style style:name="WW_CharLFO25LVL3" style:family="text">
      <style:text-properties style:font-name="Times New Roman"/>
    </style:style>
    <style:style style:name="WW_CharLFO25LVL4" style:family="text">
      <style:text-properties style:font-name="Times New Roman"/>
    </style:style>
    <style:style style:name="WW_CharLFO25LVL5" style:family="text">
      <style:text-properties style:font-name="Times New Roman"/>
    </style:style>
    <style:style style:name="WW_CharLFO25LVL6" style:family="text">
      <style:text-properties style:font-name="Times New Roman"/>
    </style:style>
    <style:style style:name="WW_CharLFO25LVL7" style:family="text">
      <style:text-properties style:font-name="Times New Roman"/>
    </style:style>
    <style:style style:name="WW_CharLFO25LVL8" style:family="text">
      <style:text-properties style:font-name="Times New Roman"/>
    </style:style>
    <style:style style:name="WW_CharLFO25LVL9" style:family="text">
      <style:text-properties style:font-name="Times New Roman"/>
    </style:style>
    <text:list-style style:name="RTF_Num260" style:display-name="RTF_Num 26">
      <text:list-level-style-number text:level="1" text:style-name="WW_CharLFO25LVL1" style:num-suffix="." style:num-format="1">
        <style:list-level-properties text:space-before="0.4291in" text:min-label-width="0.2472in" text:list-level-position-and-space-mode="label-alignment">
          <style:list-level-label-alignment text:label-followed-by="listtab" fo:margin-left="0.6763in" fo:text-indent="-0.2472in"/>
        </style:list-level-properties>
      </text:list-level-style-number>
      <text:list-level-style-bullet text:level="2" text:style-name="WW_CharLFO25LVL2" text:bullet-char="•">
        <style:list-level-properties text:space-before="1.0638in" text:min-label-width="0.2472in" text:list-level-position-and-space-mode="label-alignment">
          <style:list-level-label-alignment text:label-followed-by="listtab" fo:margin-left="1.3111in" fo:text-indent="-0.2472in"/>
        </style:list-level-properties>
        <style:text-properties style:font-name="Times New Roman"/>
      </text:list-level-style-bullet>
      <text:list-level-style-bullet text:level="3" text:style-name="WW_CharLFO25LVL3" text:bullet-char="•">
        <style:list-level-properties text:space-before="1.6951in" text:min-label-width="0.2472in" text:list-level-position-and-space-mode="label-alignment">
          <style:list-level-label-alignment text:label-followed-by="listtab" fo:margin-left="1.9423in" fo:text-indent="-0.2472in"/>
        </style:list-level-properties>
        <style:text-properties style:font-name="Times New Roman"/>
      </text:list-level-style-bullet>
      <text:list-level-style-bullet text:level="4" text:style-name="WW_CharLFO25LVL4" text:bullet-char="•">
        <style:list-level-properties text:space-before="2.3256in" text:min-label-width="0.2472in" text:list-level-position-and-space-mode="label-alignment">
          <style:list-level-label-alignment text:label-followed-by="listtab" fo:margin-left="2.5729in" fo:text-indent="-0.2472in"/>
        </style:list-level-properties>
        <style:text-properties style:font-name="Times New Roman"/>
      </text:list-level-style-bullet>
      <text:list-level-style-bullet text:level="5" text:style-name="WW_CharLFO25LVL5" text:bullet-char="•">
        <style:list-level-properties text:space-before="2.9569in" text:min-label-width="0.2472in" text:list-level-position-and-space-mode="label-alignment">
          <style:list-level-label-alignment text:label-followed-by="listtab" fo:margin-left="3.2041in" fo:text-indent="-0.2472in"/>
        </style:list-level-properties>
        <style:text-properties style:font-name="Times New Roman"/>
      </text:list-level-style-bullet>
      <text:list-level-style-bullet text:level="6" text:style-name="WW_CharLFO25LVL6" text:bullet-char="•">
        <style:list-level-properties text:space-before="3.5881in" text:min-label-width="0.2472in" text:list-level-position-and-space-mode="label-alignment">
          <style:list-level-label-alignment text:label-followed-by="listtab" fo:margin-left="3.8354in" fo:text-indent="-0.2472in"/>
        </style:list-level-properties>
        <style:text-properties style:font-name="Times New Roman"/>
      </text:list-level-style-bullet>
      <text:list-level-style-bullet text:level="7" text:style-name="WW_CharLFO25LVL7" text:bullet-char="•">
        <style:list-level-properties text:space-before="4.2187in" text:min-label-width="0.2472in" text:list-level-position-and-space-mode="label-alignment">
          <style:list-level-label-alignment text:label-followed-by="listtab" fo:margin-left="4.4659in" fo:text-indent="-0.2472in"/>
        </style:list-level-properties>
        <style:text-properties style:font-name="Times New Roman"/>
      </text:list-level-style-bullet>
      <text:list-level-style-bullet text:level="8" text:style-name="WW_CharLFO25LVL8" text:bullet-char="•">
        <style:list-level-properties text:space-before="4.85in" text:min-label-width="0.2472in" text:list-level-position-and-space-mode="label-alignment">
          <style:list-level-label-alignment text:label-followed-by="listtab" fo:margin-left="5.0972in" fo:text-indent="-0.2472in"/>
        </style:list-level-properties>
        <style:text-properties style:font-name="Times New Roman"/>
      </text:list-level-style-bullet>
      <text:list-level-style-bullet text:level="9" text:style-name="WW_CharLFO25LVL9" text:bullet-char="•">
        <style:list-level-properties text:space-before="5.4812in" text:min-label-width="0.2472in" text:list-level-position-and-space-mode="label-alignment">
          <style:list-level-label-alignment text:label-followed-by="listtab" fo:margin-left="5.7284in" fo:text-indent="-0.247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number text:level="1" style:num-format="1" text:start-value="2">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2" style:num-format="1" text:display-levels="2">
        <style:list-level-properties text:space-before="5.8083in" text:min-label-width="0.25in" text:list-level-position-and-space-mode="label-alignment">
          <style:list-level-label-alignment text:label-followed-by="listtab" fo:margin-left="6.0583in" fo:text-indent="-0.25in"/>
        </style:list-level-properties>
      </text:list-level-style-number>
      <text:list-level-style-number text:level="3" style:num-format="1" text:display-levels="3">
        <style:list-level-properties text:space-before="11.5187in" text:min-label-width="0.5in" text:list-level-position-and-space-mode="label-alignment">
          <style:list-level-label-alignment text:label-followed-by="listtab" fo:margin-left="12.0187in" fo:text-indent="-0.5in"/>
        </style:list-level-properties>
      </text:list-level-style-number>
      <text:list-level-style-number text:level="4" style:num-format="1" text:display-levels="4">
        <style:list-level-properties text:space-before="17.2291in" text:min-label-width="0.5in" text:list-level-position-and-space-mode="label-alignment">
          <style:list-level-label-alignment text:label-followed-by="listtab" fo:margin-left="17.7291in" fo:text-indent="-0.5in"/>
        </style:list-level-properties>
      </text:list-level-style-number>
      <text:list-level-style-number text:level="5" style:num-format="1" text:display-levels="5">
        <style:list-level-properties text:space-before="-22.5715in" text:min-label-width="0.75in" text:list-level-position-and-space-mode="label-alignment">
          <style:list-level-label-alignment text:label-followed-by="listtab" fo:margin-left="-21.8215in" fo:text-indent="-0.75in"/>
        </style:list-level-properties>
      </text:list-level-style-number>
      <text:list-level-style-number text:level="6" style:num-format="1" text:display-levels="6">
        <style:list-level-properties text:space-before="-16.8611in" text:min-label-width="0.75in" text:list-level-position-and-space-mode="label-alignment">
          <style:list-level-label-alignment text:label-followed-by="listtab" fo:margin-left="-16.1111in" fo:text-indent="-0.75in"/>
        </style:list-level-properties>
      </text:list-level-style-number>
      <text:list-level-style-number text:level="7" style:num-format="1" text:display-levels="7">
        <style:list-level-properties text:space-before="-11.1506in" text:min-label-width="1in" text:list-level-position-and-space-mode="label-alignment">
          <style:list-level-label-alignment text:label-followed-by="listtab" fo:margin-left="-10.1506in" fo:text-indent="-1in"/>
        </style:list-level-properties>
      </text:list-level-style-number>
      <text:list-level-style-number text:level="8" style:num-format="1" text:display-levels="8">
        <style:list-level-properties text:space-before="-5.4402in" text:min-label-width="1in" text:list-level-position-and-space-mode="label-alignment">
          <style:list-level-label-alignment text:label-followed-by="listtab" fo:margin-left="-4.4402in" fo:text-indent="-1in"/>
        </style:list-level-properties>
      </text:list-level-style-number>
      <text:list-level-style-number text:level="9" style:num-format="1" text:display-levels="9">
        <style:list-level-properties text:space-before="0.2701in" text:min-label-width="1.25in" text:list-level-position-and-space-mode="label-alignment">
          <style:list-level-label-alignment text:label-followed-by="listtab" fo:margin-left="1.5201in" fo:text-indent="-1.25in"/>
        </style:list-level-properties>
      </text:list-level-style-number>
    </text:list-style>
    <text:list-style style:name="LFO2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style:page-layout style:name="PL0">
      <style:page-layout-properties fo:page-width="8.268in" fo:page-height="11.693in" style:print-orientation="portrait" fo:margin-top="0.3937in" fo:margin-left="1.1812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fo:font-size="14pt" style:font-size-asian="14pt" style:font-size-complex="16pt"/>
    </style:style>
    <style:style style:name="P4" style:parent-style-name="Textbody" style:family="paragraph">
      <style:paragraph-properties fo:line-height="5%"/>
      <style:text-properties fo:font-size="7.5pt" style:font-size-asian="7.5pt" style:font-size-complex="7.5pt"/>
    </style:style>
  </office:automatic-styles>
  <office:master-styles>
    <style:master-page style:name="MP0" style:page-layout-name="PL0">
      <style:footer>
        <text:p text:style-name="P2"><text:span text:style-name="T3"><text:page-number text:fixed="false">2</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çàäàíèå íà ÄÇ ïî ÑÔÌ 7 ñåìåñòð</dc:title>
    <meta:initial-creator>ÈÓ4</meta:initial-creator>
    <dc:creator>kruglov.valentine@gmail.com</dc:creator>
    <meta:creation-date>2021-01-27T21:42:00Z</meta:creation-date>
    <dc:date>2025-03-24T18:57:00Z</dc:date>
    <meta:print-date>2025-03-23T17:43:00Z</meta:print-date>
    <meta:template xlink:href="Normal.dotm" xlink:type="simple"/>
    <meta:editing-cycles>226</meta:editing-cycles>
    <meta:editing-duration>PT577260S</meta:editing-duration>
    <meta:document-statistic meta:page-count="1" meta:paragraph-count="2" meta:word-count="220" meta:character-count="1472" meta:row-count="10" meta:non-whitespace-character-count="1254"/>
  </office:meta>
</office:document-meta>
</file>